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pitch="variable"/>
    <style:font-face style:name="Consolas1" svg:font-family="Consolas" style:font-family-generic="roman" style:font-pitch="variable"/>
    <style:font-face style:name="Consolas2" svg:font-family="Consolas" style:font-family-generic="system"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Courier New'" style:font-family-generic="modern"/>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ystem" style:font-pitch="variable"/>
    <style:font-face style:name="Wingdings" svg:font-family="Wingdings" style:font-pitch="variable" style:font-charset="x-symbol"/>
  </office:font-face-decls>
  <office:automatic-styles>
    <style:style style:name="Tabla2" style:family="table">
      <style:table-properties style:width="15cm" fo:margin-left="0.018cm" fo:margin-top="0cm" fo:margin-bottom="0cm" table:align="left" style:writing-mode="lr-tb"/>
    </style:style>
    <style:style style:name="Tabla2.A" style:family="table-column">
      <style:table-column-properties style:column-width="15cm"/>
    </style:style>
    <style:style style:name="Tabla2.1" style:family="table-row">
      <style:table-row-properties fo:keep-together="auto"/>
    </style:style>
    <style:style style:name="Tabla2.A1" style:family="table-cell">
      <style:table-cell-properties style:vertical-align="" fo:background-color="#f3f3f3" fo:padding="0.176cm" fo:border="1pt solid #f3f3f3">
        <style:background-image/>
      </style:table-cell-properties>
    </style:style>
    <style:style style:name="Tabla3" style:family="table">
      <style:table-properties style:width="15cm" fo:margin-left="0.018cm" fo:margin-top="0cm" fo:margin-bottom="0cm" table:align="left" style:writing-mode="lr-tb"/>
    </style:style>
    <style:style style:name="Tabla3.A" style:family="table-column">
      <style:table-column-properties style:column-width="15cm"/>
    </style:style>
    <style:style style:name="Tabla3.1" style:family="table-row">
      <style:table-row-properties fo:keep-together="auto"/>
    </style:style>
    <style:style style:name="Tabla3.A1" style:family="table-cell">
      <style:table-cell-properties style:vertical-align="" fo:background-color="#f3f3f3" fo:padding="0.176cm" fo:border="1pt solid #f3f3f3">
        <style:background-image/>
      </style:table-cell-properties>
    </style:style>
    <style:style style:name="Tabla4" style:family="table">
      <style:table-properties style:width="15cm" fo:margin-left="0.018cm" fo:margin-top="0cm" fo:margin-bottom="0cm" table:align="left" style:writing-mode="lr-tb"/>
    </style:style>
    <style:style style:name="Tabla4.A" style:family="table-column">
      <style:table-column-properties style:column-width="15cm"/>
    </style:style>
    <style:style style:name="Tabla4.1" style:family="table-row">
      <style:table-row-properties fo:keep-together="auto"/>
    </style:style>
    <style:style style:name="Tabla4.A1" style:family="table-cell">
      <style:table-cell-properties style:vertical-align="" fo:background-color="#f3f3f3" fo:padding="0.176cm" fo:border="1pt solid #f3f3f3">
        <style:background-image/>
      </style:table-cell-properties>
    </style:style>
    <style:style style:name="Tabla5" style:family="table">
      <style:table-properties style:width="15cm" fo:margin-left="0.018cm" fo:margin-top="0cm" fo:margin-bottom="0cm" table:align="left" style:writing-mode="lr-tb"/>
    </style:style>
    <style:style style:name="Tabla5.A" style:family="table-column">
      <style:table-column-properties style:column-width="15cm"/>
    </style:style>
    <style:style style:name="Tabla5.1" style:family="table-row">
      <style:table-row-properties fo:keep-together="auto"/>
    </style:style>
    <style:style style:name="Tabla5.A1" style:family="table-cell">
      <style:table-cell-properties style:vertical-align="" fo:background-color="#f3f3f3" fo:padding="0.176cm" fo:border="1pt solid #f3f3f3">
        <style:background-image/>
      </style:table-cell-properties>
    </style:style>
    <style:style style:name="Tabla6" style:family="table">
      <style:table-properties style:width="15cm" fo:margin-left="0.018cm" fo:margin-top="0cm" fo:margin-bottom="0cm" table:align="left" style:writing-mode="lr-tb"/>
    </style:style>
    <style:style style:name="Tabla6.A" style:family="table-column">
      <style:table-column-properties style:column-width="15cm"/>
    </style:style>
    <style:style style:name="Tabla6.1" style:family="table-row">
      <style:table-row-properties fo:keep-together="auto"/>
    </style:style>
    <style:style style:name="Tabla6.A1" style:family="table-cell">
      <style:table-cell-properties style:vertical-align="" fo:background-color="#f3f3f3" fo:padding="0.176cm" fo:border="1pt solid #f3f3f3">
        <style:background-image/>
      </style:table-cell-properties>
    </style:style>
    <style:style style:name="Tabla7" style:family="table">
      <style:table-properties style:width="15cm" fo:margin-left="0.018cm" fo:margin-top="0cm" fo:margin-bottom="0cm" table:align="left" style:writing-mode="lr-tb"/>
    </style:style>
    <style:style style:name="Tabla7.A" style:family="table-column">
      <style:table-column-properties style:column-width="15cm"/>
    </style:style>
    <style:style style:name="Tabla7.1" style:family="table-row">
      <style:table-row-properties fo:keep-together="auto"/>
    </style:style>
    <style:style style:name="Tabla7.A1" style:family="table-cell">
      <style:table-cell-properties style:vertical-align="" fo:background-color="#f3f3f3" fo:padding="0.176cm" fo:border="1pt solid #f3f3f3">
        <style:background-image/>
      </style:table-cell-properties>
    </style:style>
    <style:style style:name="Tabla8" style:family="table">
      <style:table-properties style:width="15cm" fo:margin-left="0.018cm" fo:margin-top="0cm" fo:margin-bottom="0cm" table:align="left" style:writing-mode="lr-tb"/>
    </style:style>
    <style:style style:name="Tabla8.A" style:family="table-column">
      <style:table-column-properties style:column-width="15cm"/>
    </style:style>
    <style:style style:name="Tabla8.1" style:family="table-row">
      <style:table-row-properties fo:keep-together="auto"/>
    </style:style>
    <style:style style:name="Tabla8.A1" style:family="table-cell">
      <style:table-cell-properties style:vertical-align="" fo:background-color="#f3f3f3" fo:padding="0.176cm" fo:border="1pt solid #f3f3f3">
        <style:background-image/>
      </style:table-cell-properties>
    </style:style>
    <style:style style:name="Tabla9" style:family="table">
      <style:table-properties style:width="15cm" fo:margin-left="0.018cm" fo:margin-top="0cm" fo:margin-bottom="0cm" table:align="left" style:writing-mode="lr-tb"/>
    </style:style>
    <style:style style:name="Tabla9.A" style:family="table-column">
      <style:table-column-properties style:column-width="15cm"/>
    </style:style>
    <style:style style:name="Tabla9.1" style:family="table-row">
      <style:table-row-properties fo:keep-together="auto"/>
    </style:style>
    <style:style style:name="Tabla9.A1" style:family="table-cell">
      <style:table-cell-properties style:vertical-align="" fo:background-color="#f3f3f3" fo:padding="0.176cm" fo:border="1pt solid #f3f3f3">
        <style:background-image/>
      </style:table-cell-properties>
    </style:style>
    <style:style style:name="Tabla10" style:family="table">
      <style:table-properties style:width="15cm" fo:margin-left="0.018cm" fo:margin-top="0cm" fo:margin-bottom="0cm" table:align="left" style:writing-mode="lr-tb"/>
    </style:style>
    <style:style style:name="Tabla10.A" style:family="table-column">
      <style:table-column-properties style:column-width="15cm"/>
    </style:style>
    <style:style style:name="Tabla10.1" style:family="table-row">
      <style:table-row-properties fo:keep-together="auto"/>
    </style:style>
    <style:style style:name="Tabla10.A1" style:family="table-cell">
      <style:table-cell-properties style:vertical-align="" fo:background-color="#f3f3f3" fo:padding="0.176cm" fo:border="1pt solid #f3f3f3">
        <style:background-image/>
      </style:table-cell-properties>
    </style:style>
    <style:style style:name="Tabla11" style:family="table">
      <style:table-properties style:width="15cm" fo:margin-left="0.018cm" fo:margin-top="0cm" fo:margin-bottom="0cm" table:align="left" style:writing-mode="lr-tb"/>
    </style:style>
    <style:style style:name="Tabla11.A" style:family="table-column">
      <style:table-column-properties style:column-width="15cm"/>
    </style:style>
    <style:style style:name="Tabla11.1" style:family="table-row">
      <style:table-row-properties fo:keep-together="auto"/>
    </style:style>
    <style:style style:name="Tabla11.A1" style:family="table-cell">
      <style:table-cell-properties style:vertical-align="" fo:background-color="#f3f3f3" fo:padding="0.176cm" fo:border="1pt solid #f3f3f3">
        <style:background-image/>
      </style:table-cell-properties>
    </style:style>
    <style:style style:name="P1" style:family="paragraph" style:parent-style-name="normal" style:master-page-name="Standard">
      <style:paragraph-properties style:page-number="1"/>
      <style:text-properties style:font-name="Courier New1" fo:font-size="11pt" style:font-name-asian="Courier New2" style:font-size-asian="11pt" style:font-name-complex="Courier New2" style:font-size-complex="11pt"/>
    </style:style>
    <style:style style:name="P2" style:family="paragraph" style:parent-style-name="Heading_20_3">
      <loext:graphic-properties draw:fill="solid" draw:fill-color="#ffffff"/>
      <style:paragraph-properties fo:margin-top="0cm" fo:margin-bottom="0.141cm" style:contextual-spacing="false" fo:line-height="100%" fo:text-align="justify" style:justify-single-word="false" fo:keep-together="auto" fo:background-color="#ffffff" fo:padding-left="0.388cm" fo:padding-right="0.388cm" fo:padding-top="0cm" fo:padding-bottom="0cm" fo:border="none" style:shadow="none" fo:keep-with-next="auto"/>
      <style:text-properties style:font-name="Arial2" fo:font-size="13pt" style:font-name-asian="Verdana" style:font-size-asian="13pt" style:font-name-complex="Verdana" style:font-size-complex="13pt"/>
    </style:style>
    <style:style style:name="P3" style:family="paragraph" style:parent-style-name="normal">
      <loext:graphic-properties draw:fill="solid" draw:fill-color="#ffffff"/>
      <style:paragraph-properties fo:margin-left="0cm" fo:margin-right="0cm" fo:margin-top="0cm" fo:margin-bottom="0.564cm" style:contextual-spacing="false" fo:line-height="100%" fo:text-align="start" style:justify-single-word="false" fo:keep-together="auto" fo:orphans="2" fo:widows="2" fo:text-indent="0cm" style:auto-text-indent="false" fo:background-color="#ffffff" fo:padding="0cm" fo:border="none" style:shadow="none" fo:keep-with-next="auto"/>
      <style:text-properties style:font-name="Arial" style:font-name-asian="Arial3" style:font-name-complex="Arial3"/>
    </style:style>
    <style:style style:name="P4" style:family="paragraph" style:parent-style-name="normal" style:list-style-name="WWNum2">
      <loext:graphic-properties draw:fill="solid" draw:fill-color="#ffffff"/>
      <style:paragraph-properties fo:margin-left="1.27cm" fo:margin-right="0cm" fo:margin-top="0cm" fo:margin-bottom="0cm" style:contextual-spacing="false" fo:line-height="100%" fo:text-align="start" style:justify-single-word="false" fo:keep-together="auto" fo:orphans="2" fo:widows="2" fo:text-indent="-0.635cm" style:auto-text-indent="false" fo:background-color="#ffffff" fo:padding="0cm" fo:border="none" style:shadow="none" fo:keep-with-next="auto"/>
      <style:text-properties style:font-name="Arial" style:font-name-asian="Arial3" style:font-name-complex="Arial3"/>
    </style:style>
    <style:style style:name="P5" style:family="paragraph" style:parent-style-name="normal" style:list-style-name="WWNum2">
      <loext:graphic-properties draw:fill="solid" draw:fill-color="#ffffff"/>
      <style:paragraph-properties fo:margin-left="1.27cm" fo:margin-right="0cm" fo:margin-top="0cm" fo:margin-bottom="0.564cm" style:contextual-spacing="false" fo:line-height="100%" fo:text-align="start" style:justify-single-word="false" fo:keep-together="auto" fo:orphans="2" fo:widows="2" fo:text-indent="-0.635cm" style:auto-text-indent="false" fo:background-color="#ffffff" fo:padding="0cm" fo:border="none" style:shadow="none" fo:keep-with-next="auto"/>
      <style:text-properties style:font-name="Arial" style:font-name-asian="Arial3" style:font-name-complex="Arial3"/>
    </style:style>
    <style:style style:name="P6" style:family="paragraph" style:parent-style-name="Preformatted_20_Text">
      <style:paragraph-properties fo:margin-right="0cm" fo:orphans="2" fo:widows="2"/>
      <style:text-properties fo:font-variant="normal" fo:text-transform="none" fo:color="#000000" loext:opacity="100%" fo:letter-spacing="normal" fo:font-style="normal" fo:font-weight="normal" style:font-style-asian="normal" style:font-weight-asian="normal"/>
    </style:style>
    <style:style style:name="P7" style:family="paragraph" style:parent-style-name="Preformatted_20_Text">
      <style:paragraph-properties fo:orphans="2" fo:widows="2"/>
    </style:style>
    <style:style style:name="P8" style:family="paragraph" style:parent-style-name="Preformatted_20_Text">
      <style:paragraph-properties fo:orphans="2" fo:widows="2"/>
      <style:text-properties fo:font-variant="normal" fo:text-transform="none" fo:color="#000000" loext:opacity="100%" fo:letter-spacing="normal" fo:font-style="normal" fo:font-weight="normal" style:font-style-asian="normal" style:font-weight-asian="normal"/>
    </style:style>
    <style:style style:name="P9" style:family="paragraph" style:parent-style-name="Preformatted_20_Text">
      <style:paragraph-properties fo:orphans="2" fo:widows="2"/>
      <style:text-properties fo:font-variant="normal" fo:text-transform="none" fo:color="#000000" loext:opacity="100%" fo:letter-spacing="normal" style:font-name-asian="Liberation Mono"/>
    </style:style>
    <style:style style:name="P10" style:family="paragraph" style:parent-style-name="normal">
      <loext:graphic-properties draw:fill="solid" draw:fill-color="#ffffff"/>
      <style:paragraph-properties fo:margin-left="1.27cm" fo:margin-right="0cm" fo:margin-top="0cm" fo:margin-bottom="0.564cm" style:contextual-spacing="false" fo:line-height="100%" fo:text-align="start" style:justify-single-word="false" fo:orphans="2" fo:widows="2" fo:text-indent="-0.635cm" style:auto-text-indent="false" fo:background-color="#ffffff" fo:padding="0cm" fo:border="none" style:shadow="none"/>
      <style:text-properties style:font-name="Arial" style:font-name-asian="Arial3" style:font-name-complex="Arial3"/>
    </style:style>
    <style:style style:name="P11" style:family="paragraph" style:parent-style-name="normal">
      <style:text-properties style:font-name="Arial" style:font-name-asian="Arial3" style:font-name-complex="Arial3"/>
    </style:style>
    <style:style style:name="P12" style:family="paragraph" style:parent-style-name="normal">
      <loext:graphic-properties draw:fill="solid" draw:fill-color="#ffffff"/>
      <style:paragraph-properties fo:margin-top="0cm" fo:margin-bottom="0cm" style:contextual-spacing="false" fo:line-height="100%" fo:background-color="#ffffff"/>
      <style:text-properties style:font-name="Arial" style:font-name-asian="Arial3" style:font-name-complex="Arial3"/>
    </style:style>
    <style:style style:name="P13" style:family="paragraph" style:parent-style-name="normal"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style:font-name="Arial" style:font-name-asian="Arial3" style:font-name-complex="Arial3"/>
    </style:style>
    <style:style style:name="P14" style:family="paragraph" style:parent-style-name="normal" style:list-style-name="WWNum4">
      <loext:graphic-properties draw:fill="solid" draw:fill-color="#ffffff"/>
      <style:paragraph-properties fo:margin-left="1.27cm" fo:margin-right="0cm" fo:margin-top="0cm" fo:margin-bottom="0.564cm" style:contextual-spacing="false" fo:line-height="100%" fo:text-indent="-0.635cm" style:auto-text-indent="false" fo:background-color="#ffffff"/>
      <style:text-properties style:font-name="Arial" style:font-name-asian="Arial3" style:font-name-complex="Arial3"/>
    </style:style>
    <style:style style:name="P1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ext-properties style:font-name="Arial" fo:font-weight="bold" style:font-name-asian="Arial3" style:font-weight-asian="bold" style:font-name-complex="Arial3"/>
    </style:style>
    <style:style style:name="P1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ext-properties style:font-name="Arial" style:font-name-asian="Arial3" style:font-name-complex="Arial3"/>
    </style:style>
    <style:style style:name="P17" style:family="paragraph" style:parent-style-name="normal">
      <loext:graphic-properties draw:fill="solid" draw:fill-color="#ffffff"/>
      <style:paragraph-properties fo:margin-top="0.423cm" fo:margin-bottom="0cm" style:contextual-spacing="false" fo:line-height="100%" fo:background-color="#ffffff" fo:padding="0cm" fo:border="none" style:shadow="none"/>
      <style:text-properties fo:color="#171717" loext:opacity="100%" style:font-name="Courier New1" fo:font-size="11pt" fo:background-color="#f3f3f3" style:font-name-asian="Courier New2" style:font-size-asian="11pt" style:font-name-complex="Courier New2" style:font-size-complex="11pt"/>
    </style:style>
    <style:style style:name="P18"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style>
    <style:style style:name="P19"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text-properties style:font-name="Arial" style:font-name-asian="Arial3" style:font-name-complex="Arial3"/>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text-properties style:font-name="Arial" fo:background-color="transparent" style:font-name-asian="Arial3" style:font-name-complex="Arial3"/>
    </style:style>
    <style:style style:name="P21" style:family="paragraph" style:parent-style-name="Standard">
      <style:text-properties fo:color="#000000" loext:opacity="100%" style:font-name="Consolas" fo:font-size="9.5pt" style:font-size-asian="9.5pt"/>
    </style:style>
    <style:style style:name="P22" style:family="paragraph" style:parent-style-name="Standard">
      <style:paragraph-properties fo:orphans="0" fo:widows="0"/>
      <style:text-properties fo:color="#171717" loext:opacity="100%" style:font-name="Consolas1" fo:font-size="10pt" officeooo:paragraph-rsid="000dea03" fo:background-color="transparent" style:font-name-asian="Consolas2" style:font-size-asian="10pt" style:font-name-complex="Consolas2" style:font-size-complex="10pt"/>
    </style:style>
    <style:style style:name="P2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ext-properties style:font-name="Arial" fo:background-color="transparent" style:font-name-asian="Arial3" style:font-name-complex="Arial3"/>
    </style:style>
    <style:style style:name="P24" style:family="paragraph" style:parent-style-name="Standard">
      <style:paragraph-properties fo:orphans="0" fo:widows="0"/>
      <style:text-properties fo:color="#171717" loext:opacity="100%" style:font-name="Consolas1" fo:font-size="10pt" style:font-name-asian="Consolas2" style:font-size-asian="10pt" style:font-name-complex="Consolas2" style:font-size-complex="10pt"/>
    </style:style>
    <style:style style:name="P25" style:family="paragraph" style:parent-style-name="Standard">
      <style:text-properties fo:color="#008000" loext:opacity="100%" style:font-name="Consolas1" fo:font-size="9.5pt" style:font-size-asian="9.5pt"/>
    </style:style>
    <style:style style:name="P26" style:family="paragraph" style:parent-style-name="Standard">
      <style:text-properties fo:color="#000000" loext:opacity="100%" style:font-name="Consolas1" fo:font-size="9.5pt" style:font-size-asian="9.5pt"/>
    </style:style>
    <style:style style:name="P27" style:family="paragraph" style:parent-style-name="normal">
      <style:paragraph-properties fo:orphans="0" fo:widows="0"/>
      <style:text-properties fo:color="#171717" loext:opacity="100%" style:font-name="Consolas1" fo:font-size="10pt" style:font-name-asian="Consolas2" style:font-size-asian="10pt" style:font-name-complex="Consolas2" style:font-size-complex="10pt"/>
    </style:style>
    <style:style style:name="P28" style:family="paragraph" style:parent-style-name="normal">
      <style:paragraph-properties fo:margin-top="0cm" fo:margin-bottom="0.423cm" style:contextual-spacing="false" fo:line-height="100%"/>
    </style:style>
    <style:style style:name="P2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text-properties style:font-name="Arial" style:font-name-asian="Arial3" style:font-name-complex="Arial3"/>
    </style:style>
    <style:style style:name="P30" style:family="paragraph" style:parent-style-name="normal">
      <loext:graphic-properties draw:fill="none" draw:fill-color="#ffffff"/>
      <style:paragraph-properties fo:margin-left="0cm" fo:margin-right="0cm" fo:margin-top="0.353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style>
    <style:style style:name="P31" style:family="paragraph" style:parent-style-name="normal">
      <loext:graphic-properties draw:fill="none" draw:fill-color="#ffffff"/>
      <style:paragraph-properties fo:margin-left="0cm" fo:margin-right="0cm" fo:margin-top="0cm" fo:margin-bottom="0.353cm" style:contextual-spacing="false" fo:line-height="100%" fo:text-align="start" style:justify-single-word="false" fo:keep-together="auto" fo:orphans="2" fo:widows="2" fo:text-indent="0cm" style:auto-text-indent="false" fo:background-color="transparent" fo:padding="0cm" fo:border="none" style:shadow="none" fo:keep-with-next="auto"/>
      <style:text-properties style:font-name="Arial" style:font-name-asian="Arial3" style:font-name-complex="Arial3"/>
    </style:style>
    <style:style style:name="P3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text-properties style:font-name="Arial" fo:font-weight="bold" style:font-name-asian="Arial3" style:font-weight-asian="bold" style:font-name-complex="Arial3"/>
    </style:style>
    <style:style style:name="P33" style:family="paragraph" style:parent-style-name="normal">
      <style:paragraph-properties fo:orphans="0" fo:widows="0"/>
      <style:text-properties fo:color="#171717" loext:opacity="100%" style:font-name="Consolas1" fo:font-size="10pt" officeooo:paragraph-rsid="00184453" style:font-name-asian="Consolas2" style:font-size-asian="10pt" style:font-name-complex="Consolas2" style:font-size-complex="10pt"/>
    </style:style>
    <style:style style:name="P34" style:family="paragraph" style:parent-style-name="Standard">
      <style:text-properties officeooo:paragraph-rsid="001f8fcc"/>
    </style:style>
    <style:style style:name="P35" style:family="paragraph" style:parent-style-name="Standard">
      <style:text-properties fo:color="#000000" loext:opacity="100%" style:font-name="Consolas1" fo:font-size="10pt" officeooo:paragraph-rsid="001f8fcc" style:font-name-asian="Consolas2" style:font-size-asian="10pt" style:font-name-complex="Consolas2" style:font-size-complex="10pt"/>
    </style:style>
    <style:style style:name="P3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text-properties style:font-name="Arial" fo:font-weight="bold" style:font-name-asian="Arial3" style:font-weight-asian="bold" style:font-name-complex="Arial3"/>
    </style:style>
    <style:style style:name="P37"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text-properties style:font-name="Arial" fo:font-weight="bold" officeooo:paragraph-rsid="0019e79f" style:font-name-asian="Arial3" style:font-weight-asian="bold" style:font-name-complex="Arial3"/>
    </style:style>
    <style:style style:name="P3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text-properties style:font-name="Arial" style:font-name-asian="Arial3" style:font-name-complex="Arial3"/>
    </style:style>
    <style:style style:name="P39" style:family="paragraph" style:parent-style-name="normal" style:list-style-name="WWNum3">
      <loext:graphic-properties draw:fill="none" draw:fill-color="#ffffff"/>
      <style:paragraph-properties fo:margin-left="0.7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text-properties style:font-name="Arial" style:font-name-asian="Arial3" style:font-name-complex="Arial3"/>
    </style:style>
    <style:style style:name="P40" style:family="paragraph" style:parent-style-name="normal">
      <loext:graphic-properties draw:fill="solid" draw:fill-color="#ffffff"/>
      <style:paragraph-properties fo:margin-left="0cm" fo:margin-right="0cm" fo:margin-top="0.423cm" fo:margin-bottom="0cm" style:contextual-spacing="false" fo:line-height="100%" fo:text-align="start" style:justify-single-word="false" fo:keep-together="auto" fo:orphans="2" fo:widows="2" fo:text-indent="0cm" style:auto-text-indent="false" fo:background-color="#ffffff" fo:padding="0cm" fo:border="none" style:shadow="none" fo:keep-with-next="auto"/>
      <style:text-properties fo:color="#171717" loext:opacity="100%" style:font-name="Courier New1" fo:font-size="11pt" fo:background-color="#f3f3f3" style:font-name-asian="Courier New2" style:font-size-asian="11pt" style:font-name-complex="Courier New2" style:font-size-complex="11pt"/>
    </style:style>
    <style:style style:name="P41" style:family="paragraph" style:parent-style-name="normal">
      <style:paragraph-properties fo:line-height="115%"/>
      <style:text-properties style:font-name="Arial" style:font-name-asian="Arial3" style:font-name-complex="Arial3"/>
    </style:style>
    <style:style style:name="P42" style:family="paragraph" style:parent-style-name="normal" style:list-style-name="WWNum5">
      <loext:graphic-properties draw:fill="none" draw:fill-color="#ffffff"/>
      <style:paragraph-properties fo:margin-left="0.75cm" fo:margin-right="0cm" fo:margin-top="0cm" fo:margin-bottom="0cm" style:contextual-spacing="false" fo:line-height="100%" fo:text-align="start" style:justify-single-word="false" fo:keep-together="auto" fo:orphans="2" fo:widows="2" fo:text-indent="-0.635cm" style:auto-text-indent="false" fo:background-color="transparent" fo:padding="0cm" fo:border="none" style:shadow="none" fo:keep-with-next="auto"/>
      <style:text-properties style:font-name="Arial" style:font-name-asian="Arial3" style:font-name-complex="Arial3"/>
    </style:style>
    <style:style style:name="P43" style:family="paragraph" style:parent-style-name="normal" style:list-style-name="WWNum5">
      <loext:graphic-properties draw:fill="none" draw:fill-color="#ffffff"/>
      <style:paragraph-properties fo:margin-left="0.75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text-properties style:font-name="Arial" style:font-name-asian="Arial3" style:font-name-complex="Arial3"/>
    </style:style>
    <style:style style:name="P44" style:family="paragraph" style:parent-style-name="normal">
      <style:paragraph-properties fo:margin-top="0.423cm" fo:margin-bottom="0.423cm" style:contextual-spacing="false" fo:line-height="100%"/>
      <style:text-properties style:font-name="Arial" fo:font-weight="bold" style:font-name-asian="Arial3" style:font-weight-asian="bold" style:font-name-complex="Arial3"/>
    </style:style>
    <style:style style:name="P45" style:family="paragraph" style:parent-style-name="normal">
      <loext:graphic-properties draw:fill="none" draw:fill-color="#ffffff"/>
      <style:paragraph-properties fo:margin-left="0cm" fo:margin-right="0cm" fo:margin-top="0.353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ext-properties style:font-name="Arial" style:font-name-asian="Arial3" style:font-name-complex="Arial3"/>
    </style:style>
    <style:style style:name="P46" style:family="paragraph" style:parent-style-name="normal">
      <loext:graphic-properties draw:fill="none" draw:fill-color="#ffffff"/>
      <style:paragraph-properties fo:margin-left="0cm" fo:margin-right="0cm" fo:margin-top="0.353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style>
    <style:style style:name="P47" style:family="paragraph" style:parent-style-name="normal">
      <loext:graphic-properties draw:fill="none" draw:fill-color="#ffffff"/>
      <style:paragraph-properties fo:margin-left="0cm" fo:margin-right="0cm" fo:margin-top="0.353cm" fo:margin-bottom="0cm" style:contextual-spacing="false" fo:line-height="100%" fo:text-align="start" style:justify-single-word="false" fo:orphans="2" fo:widows="2" fo:text-indent="0cm" style:auto-text-indent="false" fo:background-color="transparent" fo:padding="0cm" fo:border="none" style:shadow="none"/>
    </style:style>
    <style:style style:name="P48" style:family="paragraph" style:parent-style-name="Standard">
      <style:text-properties fo:color="#171717" loext:opacity="100%" style:font-name="Consolas1" fo:font-size="10pt" officeooo:paragraph-rsid="0027b0d4" style:font-name-asian="Consolas2" style:font-size-asian="10pt" style:font-name-complex="Consolas2" style:font-size-complex="10pt"/>
    </style:style>
    <style:style style:name="P49" style:family="paragraph" style:parent-style-name="normal">
      <style:text-properties style:font-name="Arial" fo:font-weight="bold" style:font-name-asian="Arial3" style:font-weight-asian="bold" style:font-name-complex="Arial3"/>
    </style:style>
    <style:style style:name="P50" style:family="paragraph" style:parent-style-name="normal">
      <loext:graphic-properties draw:fill="solid" draw:fill-color="#ffffff"/>
      <style:paragraph-properties fo:margin-top="0cm" fo:margin-bottom="0.564cm" style:contextual-spacing="false" fo:line-height="100%" fo:background-color="#ffffff"/>
      <style:text-properties style:font-name="Arial" fo:font-size="14pt" fo:font-weight="bold" style:font-name-asian="Arial3" style:font-size-asian="14pt" style:font-weight-asian="bold" style:font-name-complex="Arial3" style:font-size-complex="14pt"/>
    </style:style>
    <style:style style:name="P51" style:family="paragraph" style:parent-style-name="normal">
      <loext:graphic-properties draw:fill="solid" draw:fill-color="#ffffff"/>
      <style:paragraph-properties fo:margin-top="0cm" fo:margin-bottom="0.564cm" style:contextual-spacing="false" fo:line-height="100%" fo:background-color="#ffffff"/>
      <style:text-properties style:font-name="Arial" style:font-name-asian="Arial3" style:font-name-complex="Arial3"/>
    </style:style>
    <style:style style:name="P52" style:family="paragraph" style:parent-style-name="normal">
      <loext:graphic-properties draw:fill="solid" draw:fill-color="#ffffff"/>
      <style:paragraph-properties fo:margin-top="0.423cm" fo:margin-bottom="0cm" style:contextual-spacing="false" fo:line-height="100%" fo:background-color="#ffffff" fo:padding="0cm" fo:border="none" style:shadow="none"/>
    </style:style>
    <style:style style:name="P53" style:family="paragraph" style:parent-style-name="normal">
      <style:text-properties fo:color="#222222" loext:opacity="100%" style:font-name="Consolas1" fo:background-color="#f7f7f7" style:font-name-asian="Consolas2" style:font-name-complex="Consolas2"/>
    </style:style>
    <style:style style:name="P54" style:family="paragraph" style:parent-style-name="normal">
      <loext:graphic-properties draw:fill="solid" draw:fill-color="#ffffff"/>
      <style:paragraph-properties fo:background-color="#ffffff"/>
      <style:text-properties style:font-name="Arial" style:font-name-asian="Arial3" style:font-name-complex="Arial3"/>
    </style:style>
    <style:style style:name="P55" style:family="paragraph" style:parent-style-name="normal">
      <loext:graphic-properties draw:fill="solid" draw:fill-color="#ffffff"/>
      <style:paragraph-properties fo:margin-top="0.423cm" fo:margin-bottom="0cm" style:contextual-spacing="false" fo:line-height="100%" fo:background-color="#ffffff" fo:padding="0cm" fo:border="none" style:shadow="none"/>
      <style:text-properties fo:color="#171717" loext:opacity="100%" style:font-name="Courier New1" fo:font-size="11pt" officeooo:paragraph-rsid="002bb28a" fo:background-color="#f3f3f3" style:font-name-asian="Courier New2" style:font-size-asian="11pt" style:font-name-complex="Courier New2" style:font-size-complex="11pt"/>
    </style:style>
    <style:style style:name="P56" style:family="paragraph" style:parent-style-name="normal">
      <loext:graphic-properties draw:fill="solid" draw:fill-color="#ffffff"/>
      <style:paragraph-properties fo:margin-top="0cm" fo:margin-bottom="0.564cm" style:contextual-spacing="false" fo:line-height="100%" fo:background-color="#ffffff"/>
      <style:text-properties style:font-name="Arial" officeooo:paragraph-rsid="00294118" style:font-name-asian="Arial3" style:font-name-complex="Arial3"/>
    </style:style>
    <style:style style:name="P57" style:family="paragraph" style:parent-style-name="normal">
      <style:text-properties fo:color="#171717" loext:opacity="100%" style:font-name="Consolas1" fo:font-size="10.5pt" fo:background-color="#fafafa" style:font-name-asian="Consolas2" style:font-size-asian="10.5pt" style:font-name-complex="Consolas2" style:font-size-complex="10.5pt"/>
    </style:style>
    <style:style style:name="P58" style:family="paragraph" style:parent-style-name="normal">
      <style:text-properties style:font-name="Arial" fo:font-size="15pt" fo:font-weight="bold" style:font-name-asian="Arial3" style:font-size-asian="15pt" style:font-weight-asian="bold" style:font-name-complex="Arial3" style:font-size-complex="15pt"/>
    </style:style>
    <style:style style:name="P59" style:family="paragraph" style:parent-style-name="normal">
      <style:text-properties fo:color="#171717" loext:opacity="100%" style:font-name="Arial" fo:background-color="#ffffff" style:font-name-asian="Arial3" style:font-name-complex="Arial3"/>
    </style:style>
    <style:style style:name="P60" style:family="paragraph" style:parent-style-name="normal">
      <loext:graphic-properties draw:fill="solid" draw:fill-color="#ffffff"/>
      <style:paragraph-properties fo:margin-left="0cm" fo:margin-right="0cm" fo:margin-top="0.423cm" fo:margin-bottom="0cm" style:contextual-spacing="false" fo:line-height="100%" fo:text-align="start" style:justify-single-word="false" fo:keep-together="auto" fo:orphans="2" fo:widows="2" fo:text-indent="0cm" style:auto-text-indent="false" fo:background-color="#ffffff" fo:padding="0cm" fo:border="none" style:shadow="none" fo:keep-with-next="auto"/>
    </style:style>
    <style:style style:name="P61" style:family="paragraph" style:parent-style-name="normal" style:list-style-name="WWNum1">
      <loext:graphic-properties draw:fill="solid" draw:fill-color="#ffffff"/>
      <style:paragraph-properties fo:margin-left="0.75cm" fo:margin-right="0cm" fo:margin-top="0cm" fo:margin-bottom="0cm" style:contextual-spacing="false" fo:line-height="100%" fo:text-indent="-0.635cm" style:auto-text-indent="false" fo:background-color="#ffffff" fo:padding="0cm" fo:border="none" style:shadow="none"/>
      <style:text-properties fo:color="#171717" loext:opacity="100%" style:font-name="Arial" style:font-name-asian="Arial3" style:font-name-complex="Arial3"/>
    </style:style>
    <style:style style:name="P62" style:family="paragraph" style:parent-style-name="normal">
      <loext:graphic-properties draw:fill="solid" draw:fill-color="#ffffff"/>
      <style:paragraph-properties fo:margin-top="0.423cm" fo:margin-bottom="0cm" style:contextual-spacing="false" fo:line-height="100%" fo:background-color="#ffffff" fo:padding="0cm" fo:border="none" style:shadow="none"/>
      <style:text-properties fo:color="#171717" loext:opacity="100%" style:font-name="Arial" style:font-name-asian="Arial3" style:font-name-complex="Arial3"/>
    </style:style>
    <style:style style:name="T1" style:family="text">
      <style:text-properties officeooo:rsid="00219c22"/>
    </style:style>
    <style:style style:name="T2" style:family="text">
      <style:text-properties fo:font-variant="normal" fo:text-transform="none" fo:color="#000000" loext:opacity="100%" fo:letter-spacing="normal" style:font-name-asian="Liberation Mono"/>
    </style:style>
    <style:style style:name="T3" style:family="text">
      <style:text-properties fo:font-variant="normal" fo:text-transform="none" fo:color="#000000" loext:opacity="100%" fo:letter-spacing="normal" fo:font-style="normal" fo:font-weight="normal" style:font-style-asian="normal" style:font-weight-asian="normal"/>
    </style:style>
    <style:style style:name="T4" style:family="text">
      <style:text-properties fo:font-variant="normal" fo:text-transform="none" fo:color="#000000" loext:opacity="100%" fo:font-size="11pt" fo:letter-spacing="normal" fo:font-weight="bold" style:font-name-asian="Liberation Mono" style:font-size-asian="11pt" style:font-weight-asian="bold" style:font-size-complex="11pt" style:font-weight-complex="bold"/>
    </style:style>
    <style:style style:name="T5" style:family="text">
      <style:text-properties fo:font-variant="normal" fo:text-transform="none" fo:color="#000000" loext:opacity="100%" fo:font-size="11pt" fo:letter-spacing="normal" fo:font-style="normal" fo:font-weight="normal" style:font-size-asian="11pt" style:font-style-asian="normal" style:font-weight-asian="normal" style:font-size-complex="11pt" style:font-weight-complex="bold"/>
    </style:style>
    <style:style style:name="T6" style:family="text">
      <style:text-properties fo:color="#29303b" loext:opacity="100%" fo:background-color="#ffffff" loext:char-shading-value="0"/>
    </style:style>
    <style:style style:name="T7" style:family="text">
      <style:text-properties fo:font-size="13pt" fo:font-weight="bold" style:font-size-asian="13pt" style:font-weight-asian="bold" style:font-size-complex="13pt"/>
    </style:style>
    <style:style style:name="T8" style:family="text">
      <style:text-properties style:font-name="Arial" style:font-name-asian="Arial3" style:font-name-complex="Arial3"/>
    </style:style>
    <style:style style:name="T9" style:family="text">
      <style:text-properties style:font-name="Arial" fo:font-weight="bold" style:font-name-asian="Arial3" style:font-weight-asian="bold" style:font-name-complex="Arial3" style:font-weight-complex="bold"/>
    </style:style>
    <style:style style:name="T10" style:family="text">
      <style:text-properties style:font-name="Arial" fo:font-weight="bold" officeooo:rsid="0004a5de" style:font-name-asian="Arial3" style:font-weight-asian="bold" style:font-name-complex="Arial3" style:font-weight-complex="bold"/>
    </style:style>
    <style:style style:name="T11" style:family="text">
      <style:text-properties fo:color="#000000" loext:opacity="100%" style:font-name="Consolas" fo:font-size="9.5pt" style:font-size-asian="9.5pt"/>
    </style:style>
    <style:style style:name="T12" style:family="text">
      <style:text-properties fo:color="#0000ff" loext:opacity="100%" style:font-name="Consolas" fo:font-size="9.5pt" style:font-size-asian="9.5pt"/>
    </style:style>
    <style:style style:name="T13" style:family="text">
      <style:text-properties fo:color="#808080" loext:opacity="100%" style:font-name="Consolas" fo:font-size="9.5pt" style:font-size-asian="9.5pt"/>
    </style:style>
    <style:style style:name="T14" style:family="text">
      <style:text-properties fo:color="#ff0000" loext:opacity="100%" style:font-name="Consolas" fo:font-size="9.5pt" style:font-size-asian="9.5pt"/>
    </style:style>
    <style:style style:name="T15" style:family="text">
      <style:text-properties fo:color="#0000ff" loext:opacity="100%" fo:font-size="9.5pt" style:font-size-asian="9.5pt"/>
    </style:style>
    <style:style style:name="T16" style:family="text">
      <style:text-properties fo:color="#000000" loext:opacity="100%" fo:font-size="9.5pt" style:font-size-asian="9.5pt"/>
    </style:style>
    <style:style style:name="T17" style:family="text">
      <style:text-properties fo:color="#808080" loext:opacity="100%" fo:font-size="9.5pt" style:font-size-asian="9.5pt"/>
    </style:style>
    <style:style style:name="T18" style:family="text">
      <style:text-properties fo:color="#0000ff" loext:opacity="100%" fo:font-size="9.5pt" officeooo:rsid="001024b6" style:font-size-asian="9.5pt"/>
    </style:style>
    <style:style style:name="T19" style:family="text">
      <style:text-properties fo:color="#0000ff" loext:opacity="100%" style:font-name="Consolas1" fo:font-size="9.5pt" style:font-size-asian="9.5pt"/>
    </style:style>
    <style:style style:name="T20" style:family="text">
      <style:text-properties fo:color="#000000" loext:opacity="100%" style:font-name="Consolas1" fo:font-size="9.5pt" style:font-size-asian="9.5pt"/>
    </style:style>
    <style:style style:name="T21" style:family="text">
      <style:text-properties fo:color="#434343" loext:opacity="100%" style:font-name="Arial" style:font-name-asian="Arial3" style:font-name-complex="Arial3"/>
    </style:style>
    <style:style style:name="T22" style:family="text">
      <style:text-properties fo:color="#808080" loext:opacity="100%" style:font-name="Consolas1" fo:font-size="9.5pt" style:font-size-asian="9.5pt"/>
    </style:style>
    <style:style style:name="T23" style:family="text">
      <style:text-properties fo:color="#008000" loext:opacity="100%" style:font-name="Consolas" fo:font-size="9.5pt" style:font-size-asian="9.5pt"/>
    </style:style>
    <style:style style:name="T24" style:family="text">
      <style:text-properties fo:color="#008000" loext:opacity="100%" style:font-name="Consolas1" fo:font-size="9.5pt" style:font-size-asian="9.5pt"/>
    </style:style>
    <style:style style:name="T25" style:family="text">
      <style:text-properties fo:color="#171717" loext:opacity="100%" style:font-name="Courier New1" fo:font-size="11pt" fo:background-color="#f3f3f3" loext:char-shading-value="0" style:font-name-asian="Courier New2" style:font-size-asian="11pt" style:font-name-complex="Courier New2" style:font-size-complex="11pt"/>
    </style:style>
    <style:style style:name="T26" style:family="text">
      <style:text-properties fo:color="#1155cc" loext:opacity="100%" style:font-name="Consolas1" fo:font-size="10.5pt" style:text-underline-style="solid" style:text-underline-width="auto" style:text-underline-color="font-color" fo:background-color="#fafafa" loext:char-shading-value="0" style:font-name-asian="Consolas2" style:font-size-asian="10.5pt" style:font-name-complex="Consolas2" style:font-size-complex="10.5pt"/>
    </style:style>
    <style:style style:name="T27" style:family="text">
      <style:text-properties fo:color="#171717" loext:opacity="100%" style:font-name="Consolas1" fo:font-size="10.5pt" fo:background-color="#fafafa" loext:char-shading-value="0" style:font-name-asian="Consolas2" style:font-size-asian="10.5pt" style:font-name-complex="Consolas2" style:font-size-complex="10.5pt"/>
    </style:style>
    <style:style style:name="T28" style:family="text">
      <style:text-properties style:font-name="Arial" fo:font-size="12pt" fo:font-weight="bold" style:font-name-asian="Arial3" style:font-size-asian="12pt" style:font-weight-asian="bold" style:font-name-complex="Arial3" style:font-size-complex="12pt"/>
    </style:style>
    <style:style style:name="T29" style:family="text">
      <style:text-properties fo:color="#008000" loext:opacity="100%" style:font-name="Consolas" fo:font-size="9.5pt" officeooo:rsid="0027b0d4" style:font-size-asian="9.5pt"/>
    </style:style>
    <style:style style:name="T30" style:family="text">
      <style:text-properties fo:color="#ff00ff" loext:opacity="100%" style:font-name="Consolas" fo:font-size="9.5pt" style:font-size-asian="9.5pt"/>
    </style:style>
    <style:style style:name="T31" style:family="text">
      <style:text-properties fo:color="#171717" loext:opacity="100%" style:font-name="Consolas1" fo:font-size="11pt" fo:background-color="#f3f3f3" loext:char-shading-value="0" style:font-name-asian="Consolas2" style:font-size-asian="11pt" style:font-name-complex="Consolas2" style:font-size-complex="11pt"/>
    </style:style>
    <style:style style:name="T32" style:family="text">
      <style:text-properties style:font-name="Arial" fo:font-weight="bold" style:font-name-asian="Arial3" style:font-weight-asian="bold" style:font-name-complex="Arial3"/>
    </style:style>
    <style:style style:name="T33" style:family="text">
      <style:text-properties officeooo:rsid="002bb28a"/>
    </style:style>
    <style:style style:name="T34" style:family="text">
      <style:text-properties fo:color="#171717" loext:opacity="100%" style:font-name="Arial" fo:background-color="#ffffff" loext:char-shading-value="0" style:font-name-asian="Arial3" style:font-name-complex="Arial3"/>
    </style:style>
    <style:style style:name="T35" style:family="text">
      <style:text-properties fo:color="#171717" loext:opacity="100%" style:font-name="Arial" style:font-name-asian="Arial3" style:font-name-complex="Arial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bookmark text:name="_j3byibl127sx"/>Lenguaje de definición de datos (DDL)</text:p>
      <text:p text:style-name="P3">Las sentencias DDL se utilizan para crear y modificar la estructura de las tablas así como otros objetos de la base de datos.</text:p>
      <text:list text:style-name="WWNum2">
        <text:list-item>
          <text:p text:style-name="P4">CREATE - para crear objetos en la base de datos.</text:p>
        </text:list-item>
        <text:list-item>
          <text:p text:style-name="P4">ALTER - modifica la estructura de la base de datos.</text:p>
        </text:list-item>
        <text:list-item>
          <text:p text:style-name="P4">DROP - borra objetos de la base de datos.</text:p>
        </text:list-item>
        <text:list-item>
          <text:p text:style-name="P5">TRUNCATE - elimina todos los registros de la tabla, incluyendo todos los espacios asignados a los registros.</text:p>
        </text:list-item>
      </text:list>
      <text:p text:style-name="P6">-- Sintaxis<text:span text:style-name="T1"> Simplificada de la </text:span>Sentencia Alter:</text:p>
      <text:p text:style-name="P7"/>
      <text:p text:style-name="P8">ALTER TABLE <text:s/>table_name </text:p>
      <text:p text:style-name="P7"><text:span text:style-name="T2"><text:s text:c="24"/></text:span><text:span text:style-name="T3">{</text:span></text:p>
      <text:p text:style-name="P7"><text:span text:style-name="T2"><text:s text:c="16"/></text:span><text:span text:style-name="T3">ALTER COLUMN column_name </text:span></text:p>
      <text:p text:style-name="P9"><text:s text:c="33"/></text:p>
      <text:p text:style-name="P7"><text:span text:style-name="T2"><text:s text:c="41"/></text:span><text:span text:style-name="T3">type_name [ ( { precision [ , <text:tab/><text:tab/><text:tab/><text:tab/><text:tab/><text:tab/><text:tab/>scale ] </text:span></text:p>
      <text:p text:style-name="P7"><text:span text:style-name="T2"><text:s text:c="48"/></text:span><text:span text:style-name="T3">| max <text:s/>} ) ] </text:span></text:p>
      <text:p text:style-name="P7"><text:span text:style-name="T2"><text:s text:c="41"/></text:span><text:span text:style-name="T3">[ COLLATE collation_name ] </text:span></text:p>
      <text:p text:style-name="P7"><text:span text:style-name="T2"><text:s text:c="41"/></text:span><text:span text:style-name="T3">[ NULL | NOT NULL ] <text:tab/><text:tab/><text:tab/><text:tab/><text:tab/><text:tab/><text:tab/><text:tab/><text:tab/>[ SPARSE ]</text:span></text:p>
      <text:p text:style-name="P9"><text:s text:c="32"/></text:p>
      <text:p text:style-name="P9"><text:s text:c="32"/></text:p>
      <text:p text:style-name="P7"><text:span text:style-name="T2"><text:s text:c="32"/></text:span><text:span text:style-name="T3">[ WITH { CHECK | NOCHECK } ]</text:span></text:p>
      <text:p text:style-name="P7"/>
      <text:p text:style-name="P7"><text:span text:style-name="T2"><text:s text:c="16"/></text:span><text:span text:style-name="T3">| ADD </text:span></text:p>
      <text:p text:style-name="P7"><text:span text:style-name="T2"><text:s text:c="24"/></text:span><text:span text:style-name="T3">{ </text:span></text:p>
      <text:p text:style-name="P7"><text:span text:style-name="T2"><text:s text:c="28"/></text:span><text:span text:style-name="T3">&lt;column_definition&gt;</text:span></text:p>
      <text:p text:style-name="P7"><text:span text:style-name="T2"><text:s text:c="26"/></text:span><text:span text:style-name="T3">| &lt;computed_column_definition&gt;</text:span></text:p>
      <text:p text:style-name="P7"><text:span text:style-name="T2"><text:s text:c="26"/></text:span><text:span text:style-name="T3">| &lt;table_constraint&gt; </text:span></text:p>
      <text:p text:style-name="P7"><text:span text:style-name="T2"><text:s text:c="26"/></text:span><text:span text:style-name="T3">} [ ,...n ]</text:span></text:p>
      <text:p text:style-name="P7"/>
      <text:p text:style-name="P7"><text:span text:style-name="T2"><text:s text:c="16"/></text:span><text:span text:style-name="T3">| DROP </text:span></text:p>
      <text:p text:style-name="P7"><text:span text:style-name="T2"><text:s text:c="32"/></text:span><text:span text:style-name="T3">{ </text:span></text:p>
      <text:p text:style-name="P7"><text:span text:style-name="T2"><text:s text:c="40"/></text:span><text:span text:style-name="T3">[ CONSTRAINT ] constraint_name </text:span></text:p>
      <text:p text:style-name="P7"><text:span text:style-name="T2"><text:s text:c="40"/></text:span><text:span text:style-name="T3">| COLUMN column_name </text:span></text:p>
      <text:p text:style-name="P7"><text:span text:style-name="T2"><text:s text:c="34"/></text:span><text:span text:style-name="T3">} <text:s/></text:span></text:p>
      <text:p text:style-name="P9"><text:s text:c="32"/></text:p>
      <text:p text:style-name="P9"><text:s text:c="8"/></text:p>
      <text:p text:style-name="P9"><text:s text:c="8"/></text:p>
      <text:p text:style-name="P9"><text:s text:c="8"/></text:p>
      <text:p text:style-name="P9"><text:s text:c="5"/></text:p>
      <text:p text:style-name="P7"><text:span text:style-name="T4"><text:s text:c="16"/></text:span><text:span text:style-name="T5">}</text:span></text:p>
      <text:p text:style-name="P10"/>
      <text:p text:style-name="P10"/>
      <text:p text:style-name="P10"/>
      <text:p text:style-name="P10"/>
      <text:p text:style-name="P10"/>
      <text:p text:style-name="P10"><text:soft-page-break/></text:p>
      <text:p text:style-name="P11"><text:span text:style-name="T6"><text:s/></text:span><text:span text:style-name="T7">Sentencia ALTER - Modificar</text:span></text:p>
      <text:p text:style-name="normal"/>
      <text:p text:style-name="P12">ALTER - el comando de manipulación que permite cambiar o modificar un objeto de base de datos. Con esta sentencia se pueden realizar, entre otras, las siguientes modificaciones a una tabla existente:</text:p>
      <text:list text:style-name="WWNum4">
        <text:list-item>
          <text:p text:style-name="P13">Añadir una columna nueva.</text:p>
        </text:list-item>
        <text:list-item>
          <text:p text:style-name="P13">Eliminar una columna.</text:p>
        </text:list-item>
        <text:list-item>
          <text:p text:style-name="P13">Añadir una restricción.</text:p>
        </text:list-item>
        <text:list-item>
          <text:p text:style-name="P13">Eliminar una restricción.</text:p>
        </text:list-item>
        <text:list-item>
          <text:p text:style-name="P14">Cambiar el tipo de datos o la propiedad NULL de una columna. </text:p>
        </text:list-item>
      </text:list>
      <text:p text:style-name="P15">Añadir una columna nueva:</text:p>
      <text:p text:style-name="P16"><text:s/></text:p>
      <text:p text:style-name="P11">Añadir columnas a la tabla:</text:p>
      <text:p text:style-name="P17">ALTER TABLE nombre_tabla <text:line-break/> <text:s text:c="3"/>ADD nombre_columna tipo_dato restriccion;</text:p>
      <text:p text:style-name="P11"/>
      <text:p text:style-name="normal"/>
      <text:p text:style-name="P18"><text:span text:style-name="T8">Es posible añadir una nueva columna, definiendo o sin definir restricciones para ella. ALTER TABLE </text:span><text:span text:style-name="T9">sólo permite agregar columnas que permitan valores NULL o que contengan la definición DEFAULT </text:span><text:span text:style-name="T10">cuando ya hayamos insertado datos.</text:span></text:p>
      <text:p text:style-name="P16"/>
      <text:p text:style-name="P16">SQL Server rellena la nueva columna en todas las filas con NULL. Es posible utilizar la cláusula WITH VALUES, de forma que las filas ya existentes en la tabla se rellenen con el valor predeterminado.</text:p>
      <text:p text:style-name="P16"/>
      <text:p text:style-name="P19">Ejemplos:</text:p>
      <text:p text:style-name="P20"/>
      <table:table table:name="Tabla2" table:style-name="Tabla2">
        <table:table-column table:style-name="Tabla2.A"/>
        <table:table-row table:style-name="Tabla2.1">
          <table:table-cell table:style-name="Tabla2.A1" office:value-type="string">
            <text:p text:style-name="Standard" loext:marker-style-name="T11"><text:span text:style-name="T12">CREATE</text:span><text:span text:style-name="T11"> </text:span><text:span text:style-name="T12">DATABASE</text:span><text:span text:style-name="T11"> <text:s/>EJEMPLOSALTERDROP</text:span><text:span text:style-name="T13">;</text:span></text:p>
            <text:p text:style-name="P21" loext:marker-style-name="T11"/>
            <text:p text:style-name="Standard" loext:marker-style-name="T11"><text:span text:style-name="T12">USE</text:span><text:span text:style-name="T11"> EJEMPLOSALTERDROP</text:span><text:span text:style-name="T13">;</text:span></text:p>
            <text:p text:style-name="P21" loext:marker-style-name="T11"/>
            <text:p text:style-name="Standard" loext:marker-style-name="T11"><text:span text:style-name="T12">CREATE</text:span><text:span text:style-name="T11"> </text:span><text:span text:style-name="T12">TABLE</text:span><text:span text:style-name="T11"> tabla_ejemplo</text:span><text:span text:style-name="T13">(</text:span><text:span text:style-name="T11">nuevo1 </text:span><text:span text:style-name="T12">tinyint</text:span><text:span text:style-name="T13">);</text:span></text:p>
            <text:p text:style-name="P21" loext:marker-style-name="T11"/>
            <text:p text:style-name="Standard" loext:marker-style-name="T11"><text:span text:style-name="T12">SELECT</text:span><text:span text:style-name="T11"> </text:span><text:span text:style-name="T13">*</text:span><text:span text:style-name="T11"> </text:span><text:span text:style-name="T12">FROM</text:span><text:span text:style-name="T11"> tabla_ejemplo</text:span><text:span text:style-name="T13">;</text:span></text:p>
            <text:p text:style-name="P21" loext:marker-style-name="T11"/>
            <text:p text:style-name="Standard" loext:marker-style-name="T11"><text:span text:style-name="T12">ALTER</text:span><text:span text:style-name="T11"> </text:span><text:span text:style-name="T12">TABLE</text:span><text:span text:style-name="T11"> tabla_ejemplo</text:span></text:p>
            <text:p text:style-name="Standard" loext:marker-style-name="T11"><text:span text:style-name="T11"><text:s text:c="3"/></text:span><text:span text:style-name="T12">ADD</text:span><text:span text:style-name="T11"> nuevo2 </text:span><text:span text:style-name="T12">tinyint</text:span><text:span text:style-name="T11"> </text:span><text:span text:style-name="T12">CONSTRAINT</text:span><text:span text:style-name="T11"> valores_validos </text:span><text:span text:style-name="T12">CHECK </text:span><text:span text:style-name="T13">(</text:span><text:span text:style-name="T11">nuevo2</text:span><text:span text:style-name="T13">&gt;</text:span><text:span text:style-name="T11">10</text:span><text:span text:style-name="T13">);</text:span></text:p>
            <text:p text:style-name="P21" loext:marker-style-name="T11"/>
            <text:p text:style-name="Standard" loext:marker-style-name="T11"><text:span text:style-name="T12">SELECT</text:span><text:span text:style-name="T11"> </text:span><text:span text:style-name="T13">*</text:span><text:span text:style-name="T11"> </text:span><text:span text:style-name="T12">FROM</text:span><text:span text:style-name="T11"> tabla_ejemplo</text:span><text:span text:style-name="T13">;</text:span></text:p>
            <text:p text:style-name="Standard" loext:marker-style-name="T11"><text:span text:style-name="T11"><text:s/></text:span><text:span text:style-name="T11"/></text:p>
            <text:p text:style-name="Standard" loext:marker-style-name="T11"><text:span text:style-name="T12">ALTER</text:span><text:span text:style-name="T11"> </text:span><text:span text:style-name="T12">TABLE</text:span><text:span text:style-name="T11"> tabla_ejemplo</text:span></text:p>
            <text:p text:style-name="Standard" loext:marker-style-name="T11"><text:span text:style-name="T11"><text:s text:c="3"/></text:span><text:span text:style-name="T12">ADD</text:span><text:span text:style-name="T11"> nuevo3 </text:span><text:span text:style-name="T12">char</text:span><text:span text:style-name="T13">(</text:span><text:span text:style-name="T11">2</text:span><text:span text:style-name="T13">)</text:span><text:span text:style-name="T11"> </text:span><text:span text:style-name="T12">CONSTRAINT</text:span><text:span text:style-name="T11"> valor_no <text:s/></text:span><text:span text:style-name="T12">DEFAULT </text:span><text:span text:style-name="T13">(</text:span><text:span text:style-name="T14">'NO'</text:span><text:span text:style-name="T13">);</text:span></text:p>
            <text:p text:style-name="P21" loext:marker-style-name="T11"/>
            <text:p text:style-name="Standard" loext:marker-style-name="T11"><text:span text:style-name="T12">SELECT</text:span><text:span text:style-name="T11"> </text:span><text:span text:style-name="T13">*</text:span><text:span text:style-name="T11"> </text:span><text:span text:style-name="T12">FROM</text:span><text:span text:style-name="T11"> tabla_ejemplo</text:span><text:span text:style-name="T13">;</text:span></text:p>
            <text:p text:style-name="Standard" loext:marker-style-name="T11"><text:span text:style-name="T11"><text:s/></text:span><text:span text:style-name="T11"/></text:p>
            <text:p text:style-name="Standard" loext:marker-style-name="T11"><text:span text:style-name="T12">ALTER</text:span><text:span text:style-name="T11"> </text:span><text:span text:style-name="T12">TABLE</text:span><text:span text:style-name="T11"> tabla_ejemplo</text:span></text:p>
            <text:p text:style-name="Standard" loext:marker-style-name="T11"><text:span text:style-name="T11"><text:s text:c="3"/></text:span><text:span text:style-name="T12">ADD</text:span><text:span text:style-name="T11"> nuevo4 </text:span><text:span text:style-name="T12">char</text:span><text:span text:style-name="T13">(</text:span><text:span text:style-name="T11">2</text:span><text:span text:style-name="T13">)</text:span><text:span text:style-name="T11"> </text:span><text:span text:style-name="T12">CONSTRAINT</text:span><text:span text:style-name="T11"> valor_no4 <text:s/></text:span><text:span text:style-name="T12">DEFAULT </text:span><text:span text:style-name="T13">(</text:span><text:span text:style-name="T14">'NO'</text:span><text:span text:style-name="T13">)</text:span><text:span text:style-name="T11"> </text:span><text:span text:style-name="T12">WITH</text:span><text:span text:style-name="T11"> </text:span><text:span text:style-name="T12">VALUES</text:span><text:span text:style-name="T13">;</text:span></text:p>
            <text:p text:style-name="P21" loext:marker-style-name="T11"/>
            <text:p text:style-name="P22"><text:span text:style-name="T12">SELECT</text:span><text:span text:style-name="T11"> </text:span><text:span text:style-name="T13">*</text:span><text:span text:style-name="T11"> </text:span><text:span text:style-name="T12">FROM</text:span><text:span text:style-name="T11"> tabla_ejemplo</text:span><text:span text:style-name="T13">;</text:span></text:p>
          </table:table-cell>
        </table:table-row>
      </table:table>
      <text:p text:style-name="P23"><text:soft-page-break/></text:p>
      <text:p text:style-name="P15">Eliminar una columna:</text:p>
      <text:p text:style-name="P16"><text:s/></text:p>
      <text:p text:style-name="P16">Es posible eliminar una columna, aunque con ciertas limitaciones. P.ej., no se puede eliminar una columna utilizada en una restricción CHECK, FOREIGN KEY, PRIMARY KEY o UNIQUE, ni una columna asociada con un valor predeterminado definido con la palabra DEFAULT, entre otras limitaciones. Las restricciones deben eliminarse antes de eliminar la columna.</text:p>
      <text:p text:style-name="P17">ALTER TABLE nombre_tabla <text:line-break/> <text:s text:c="3"/>DROP COLUMN nombre_columna</text:p>
      <text:p text:style-name="P16"><text:s/></text:p>
      <text:p text:style-name="P16">Ejemplo:</text:p>
      <table:table table:name="Tabla3" table:style-name="Tabla3">
        <table:table-column table:style-name="Tabla3.A"/>
        <table:table-row table:style-name="Tabla3.1">
          <table:table-cell table:style-name="Tabla3.A1" office:value-type="string">
            <text:p text:style-name="P24"><text:span text:style-name="T15">ALTER</text:span><text:span text:style-name="T16"> </text:span><text:span text:style-name="T15">TABLE</text:span><text:span text:style-name="T16"> tabla_ejemplo</text:span></text:p>
            <text:p text:style-name="P24"><text:span text:style-name="T16"><text:s text:c="4"/></text:span><text:span text:style-name="T15">DROP</text:span><text:span text:style-name="T16"> </text:span><text:span text:style-name="T15">COLUMN</text:span><text:span text:style-name="T16"> nuevo1</text:span><text:span text:style-name="T17">;</text:span></text:p>
            <text:p text:style-name="P24"><text:span text:style-name="T17"/></text:p>
            <text:p text:style-name="P24"><text:span text:style-name="T18">SELECT</text:span><text:span text:style-name="T16"> </text:span><text:span text:style-name="T17">*</text:span><text:span text:style-name="T16"> </text:span><text:span text:style-name="T18">FROM</text:span><text:span text:style-name="T16"> tabla_ejemplo</text:span><text:span text:style-name="T17">;</text:span></text:p>
            <text:p text:style-name="P25">-- La vuelvo a añadir, fijaros que la añade al final de la tabla</text:p>
            <text:p text:style-name="P26"/>
            <text:p text:style-name="Standard"><text:span text:style-name="T19">ALTER</text:span><text:span text:style-name="T20"> </text:span><text:span text:style-name="T19">TABLE</text:span><text:span text:style-name="T20"> tabla_ejemplo</text:span></text:p>
            <text:p text:style-name="P24"><text:span text:style-name="T16"><text:s text:c="3"/></text:span><text:span text:style-name="T15">ADD</text:span><text:span text:style-name="T16"> nuevo1 </text:span><text:span text:style-name="T15">tinyint</text:span><text:span text:style-name="T16"> </text:span><text:span text:style-name="T17">;</text:span></text:p>
            <text:p text:style-name="P24"><text:span text:style-name="T17"/></text:p>
            <text:p text:style-name="P24"><text:span text:style-name="T15">select</text:span><text:span text:style-name="T16"> </text:span><text:span text:style-name="T17">*</text:span><text:span text:style-name="T16"> </text:span><text:span text:style-name="T15">from</text:span><text:span text:style-name="T16"> tabla_ejemplo</text:span><text:span text:style-name="T17">;</text:span></text:p>
            <text:p text:style-name="P27"/>
          </table:table-cell>
        </table:table-row>
      </table:table>
      <text:p text:style-name="P28"/>
      <text:p text:style-name="P15">Añadir una restricción:</text:p>
      <text:p text:style-name="P16"><text:s/></text:p>
      <text:p text:style-name="P11">Con la sentencia alter se pueden modificar o añadir restricciones a una tabla.</text:p>
      <text:p text:style-name="P17">ALTER TABLE nombre_tabla [WITH NOCHECK] <text:line-break/> <text:s text:c="3"/>ADD CONSTRAINT nombre_constraint<text:line-break/> <text:s text:c="3"/>CHECK Condicion;</text:p>
      <text:p text:style-name="normal"/>
      <text:p text:style-name="P29">Normalmente, las restricciones PRIMARY KEY y UNIQUE se declaran al crear la tabla (CREATE TABLE). No obstante, es posible añadir o eliminar ambas utilizando después el comando ALTER TABLE.</text:p>
      <text:p text:style-name="P29"><text:s/></text:p>
      <text:p text:style-name="P29">Cuando se agrega una restricción CHECK a una tabla ya existente, puede aplicarse a los nuevos datos o bien ampliarse también a los datos ya existentes. Puede resultar útil aplicar la restricción sólo a los datos nuevos cuando los datos existentes ya cumplen la nueva restricción CHECK o cuando una regla nueva del proyecto requiere que se exija la restricción únicamente a partir de ahora. <text:s text:c="2"/>Es posible utilizar la cláusula WITH NOCHECK, para no comprobar las nuevas restricciones contra los datos ya existentes.</text:p>
      <text:p text:style-name="P30"><text:span text:style-name="T8">Por ejemplo</text:span><text:span text:style-name="T21">, una restricción anterior se podía requerir que los códigos postales estuvieran limitados a cinco cifras, mientras que una nueva restricción requiere que los códigos postales sean de nueve cifras. Los datos que figuran en los </text:span><text:soft-page-break/><text:span text:style-name="T21">antiguos códigos postales de cinco cifras siguen siendo válidos y coexisten con los nuevos datos de los nuevos códigos postales, que tienen nueve cifras. <text:s/></text:span></text:p>
      <text:p text:style-name="P16"><text:s/></text:p>
      <text:p text:style-name="P31">Ejemplos:</text:p>
      <table:table table:name="Tabla4" table:style-name="Tabla4">
        <table:table-column table:style-name="Tabla4.A"/>
        <table:table-row table:style-name="Tabla4.1">
          <table:table-cell table:style-name="Tabla4.A1" office:value-type="string">
            <text:p text:style-name="Standard" loext:marker-style-name="T20"><text:span text:style-name="T19">ALTER</text:span><text:span text:style-name="T20"> </text:span><text:span text:style-name="T19">TABLE</text:span><text:span text:style-name="T20"> tabla_ejemplo</text:span></text:p>
            <text:p text:style-name="Standard" loext:marker-style-name="T20"><text:span text:style-name="T20"><text:s text:c="4"/></text:span><text:span text:style-name="T19">ADD</text:span><text:span text:style-name="T20"> </text:span><text:span text:style-name="T19">CONSTRAINT</text:span><text:span text:style-name="T20"> res1 </text:span><text:span text:style-name="T19">CHECK </text:span><text:span text:style-name="T22">(</text:span><text:span text:style-name="T20">campo_x <text:s/></text:span><text:span text:style-name="T22">BETWEEN</text:span><text:span text:style-name="T20"> 1 </text:span><text:span text:style-name="T22">AND</text:span><text:span text:style-name="T20"> 100</text:span><text:span text:style-name="T22">);</text:span></text:p>
            <text:p text:style-name="P26" loext:marker-style-name="T20"/>
            <text:p text:style-name="Standard" loext:marker-style-name="T20"><text:span text:style-name="T19">ALTER</text:span><text:span text:style-name="T20"> </text:span><text:span text:style-name="T19">TABLE</text:span><text:span text:style-name="T20"> tabla_ejemplo </text:span><text:span text:style-name="T19">WITH</text:span><text:span text:style-name="T20"> </text:span><text:span text:style-name="T19">NOCHECK</text:span></text:p>
            <text:p text:style-name="P24"><text:span text:style-name="T16"><text:s text:c="4"/></text:span><text:span text:style-name="T15">ADD</text:span><text:span text:style-name="T16"> </text:span><text:span text:style-name="T15">CONSTRAINT</text:span><text:span text:style-name="T16"> res2 </text:span><text:span text:style-name="T15">CHECK </text:span><text:span text:style-name="T17">(</text:span><text:span text:style-name="T16">campo_y </text:span><text:span text:style-name="T17">&gt;</text:span><text:span text:style-name="T16"> 100</text:span><text:span text:style-name="T17">);</text:span></text:p>
            <text:p text:style-name="P27"><text:s text:c="50"/></text:p>
          </table:table-cell>
        </table:table-row>
      </table:table>
      <text:p text:style-name="P29"><text:s/></text:p>
      <text:p text:style-name="P32">Eliminar una restricción:</text:p>
      <text:p text:style-name="P11">El comando alter permite quitar restricciones en una tabla.</text:p>
      <text:p text:style-name="P17">ALTER TABLE nombre_tabla <text:line-break/> <text:s text:c="3"/>DROP CONSTRAINT nombre_constraint<text:line-break/> <text:s text:c="3"/>CHECK Condicion;</text:p>
      <text:p text:style-name="P16"/>
      <text:p text:style-name="P16">La palabra CONSTRAINT no es obligatoria.</text:p>
      <text:p text:style-name="P29"/>
      <text:p text:style-name="P29">Ejemplo:</text:p>
      <table:table table:name="Tabla5" table:style-name="Tabla5">
        <table:table-column table:style-name="Tabla5.A"/>
        <table:table-row table:style-name="Tabla5.1">
          <table:table-cell table:style-name="Tabla5.A1" office:value-type="string">
            <text:p text:style-name="P33"><text:span text:style-name="T11"/></text:p>
            <text:p text:style-name="P27"><text:s/></text:p>
            <text:p text:style-name="P27"/>
            <text:p text:style-name="P34"><text:span text:style-name="T23">-- Si se defini</text:span><text:span text:style-name="T24">ó una restricción UNIQUE y se quiere eliminar</text:span></text:p>
            <text:p text:style-name="P26" loext:marker-style-name="T20"/>
            <text:p text:style-name="Standard" loext:marker-style-name="T20"><text:span text:style-name="T19">ALTER</text:span><text:span text:style-name="T20"> </text:span><text:span text:style-name="T19">TABLE</text:span><text:span text:style-name="T20"> tabla_ejemplo</text:span></text:p>
            <text:p text:style-name="Standard" loext:marker-style-name="T20"><text:span text:style-name="T20"><text:s text:c="4"/></text:span><text:span text:style-name="T19">ADD</text:span><text:span text:style-name="T20"> </text:span><text:span text:style-name="T19">CONSTRAINT</text:span><text:span text:style-name="T20"> nuevo2_unique </text:span><text:span text:style-name="T19">UNIQUE </text:span><text:span text:style-name="T22">(</text:span><text:span text:style-name="T20">nuevo2</text:span><text:span text:style-name="T22">);</text:span></text:p>
            <text:p text:style-name="P26" loext:marker-style-name="T20"/>
            <text:p text:style-name="Standard" loext:marker-style-name="T20"><text:span text:style-name="T20"><text:tab/></text:span><text:span text:style-name="T19">select</text:span><text:span text:style-name="T20"> </text:span><text:span text:style-name="T22">*</text:span><text:span text:style-name="T20"> </text:span><text:span text:style-name="T19">from</text:span><text:span text:style-name="T20"> tabla_ejemplo</text:span></text:p>
            <text:p text:style-name="P26" loext:marker-style-name="T20"/>
            <text:p text:style-name="Standard" loext:marker-style-name="T20"><text:span text:style-name="T19">ALTER</text:span><text:span text:style-name="T20"> </text:span><text:span text:style-name="T19">TABLE</text:span><text:span text:style-name="T20"> tabla_ejemplo</text:span></text:p>
            <text:p text:style-name="P34"><text:span text:style-name="T20"><text:s text:c="4"/></text:span><text:span text:style-name="T19">DROP</text:span><text:span text:style-name="T20"> nuevo2_unique</text:span><text:span text:style-name="T22">;</text:span></text:p>
            <text:p text:style-name="P34"><text:span text:style-name="T22"/></text:p>
            <text:p text:style-name="P35"><text:span text:style-name="T11"/></text:p>
          </table:table-cell>
        </table:table-row>
      </table:table>
      <text:p text:style-name="P16"/>
      <text:p text:style-name="P15"/>
      <text:p text:style-name="P36"/>
      <text:p text:style-name="P36"/>
      <text:p text:style-name="P36"/>
      <text:p text:style-name="P36"/>
      <text:p text:style-name="P36"/>
      <text:p text:style-name="P36">Cambiar el tipo de datos o la propiedad NULL de una única columna:</text:p>
      <text:p text:style-name="P36"/>
      <text:p text:style-name="P37"><text:span text:style-name="T25"><text:s/>ALTER TABLE nombre_tabla <text:line-break/> <text:s text:c="3"/>ALTER COLUMN nombre_columna nuevo_tipo </text:span><text:s/></text:p>
      <text:p text:style-name="P36"/>
      <text:p text:style-name="P16"><text:s/></text:p>
      <text:p text:style-name="P29">Es necesario usar la cláusula ALTER COLUMN, que especifica que la columna dada va a modificarse. Existen ciertas limitaciones:</text:p>
      <text:p text:style-name="P38"/>
      <text:list text:style-name="WWNum3">
        <text:list-item>
          <text:list>
            <text:list-item>
              <text:p text:style-name="P39"><text:soft-page-break/>No puede ser una columna con un tipo de datos text, image, ntext.</text:p>
            </text:list-item>
            <text:list-item>
              <text:p text:style-name="P39">No puede ser una columna calculada.</text:p>
            </text:list-item>
            <text:list-item>
              <text:p text:style-name="P39">La columna modificada no puede tener una restricción CHECK o FOREIGN KEY definida sobre ella.</text:p>
            </text:list-item>
            <text:list-item>
              <text:p text:style-name="P39">Si la columna modificada tiene un valor predeterminado definido sobre ella, los únicos cambios que se permiten son cambiar la longitud de un tipo de longitud variable (p.ej. varchar(10) a varchar(20)), cambiar la posibilidad de valores nulos, o ambos.</text:p>
            </text:list-item>
          </text:list>
        </text:list-item>
      </text:list>
      <text:p text:style-name="P29"><text:s/></text:p>
      <text:p text:style-name="P29">Algunos cambios del tipo de datos podrían tener como resultado un cambio en los datos, p.ej., reducir la precisión y escala de una columna puede dar como resultado que se trunquen los datos.</text:p>
      <text:p text:style-name="P40"/>
      <text:p text:style-name="P11"><text:s text:c="53"/></text:p>
      <text:p text:style-name="P41">Ejemplo:</text:p>
      <table:table table:name="Tabla6" table:style-name="Tabla6">
        <table:table-column table:style-name="Tabla6.A"/>
        <table:table-row table:style-name="Tabla6.1">
          <table:table-cell table:style-name="Tabla6.A1" office:value-type="string">
            <text:p text:style-name="Standard" loext:marker-style-name="T11"><text:span text:style-name="T12">ALTER</text:span><text:span text:style-name="T11"> </text:span><text:span text:style-name="T12">TABLE</text:span><text:span text:style-name="T11"> Tabla_Ejemplo</text:span></text:p>
            <text:p text:style-name="P24"><text:span text:style-name="T11"><text:s text:c="4"/></text:span><text:span text:style-name="T12">ALTER</text:span><text:span text:style-name="T11"> </text:span><text:span text:style-name="T12">COLUMN</text:span><text:span text:style-name="T11"> Nuevo1 </text:span><text:span text:style-name="T12">varchar</text:span><text:span text:style-name="T13">(</text:span><text:span text:style-name="T11">40</text:span><text:span text:style-name="T13">);</text:span></text:p>
          </table:table-cell>
        </table:table-row>
      </table:table>
      <text:p text:style-name="P16"/>
      <text:list text:style-name="WWNum5">
        <text:list-item>
          <text:list>
            <text:list-item>
              <text:p text:style-name="P42">NULL puede especificarse en ALTER COLUMN para que una columna NOT NULL permita valores nulos, excepto en el caso de las columnas de las restricciones PRIMARY KEY.</text:p>
            </text:list-item>
            <text:list-item>
              <text:p text:style-name="P42">NOT NULL sólo se puede especificar en ALTER COLUMN si la columna no contiene valores Null.</text:p>
            </text:list-item>
            <text:list-item>
              <text:p text:style-name="P42">Si NULL o NOT NULL se especifican con ALTER COLUMN, el nuevo tipo debe especificarse también.</text:p>
              <text:p text:style-name="P43"/>
            </text:list-item>
          </text:list>
        </text:list-item>
      </text:list>
      <text:p text:style-name="P44"><text:s/>OBSERVACIONES</text:p>
      <text:p text:style-name="P45">- Los cambios especificados en ALTER TABLE se implementan inmediatamente. Cuando se agregan restricciones, se comprueba si hay infracciones de la restricción en todos los datos existentes. Si se produce alguna infracción, la instrucción ALTER TABLE falla y se devuelve un error.</text:p>
      <text:p text:style-name="P45">- Todas las restricciones basadas en una columna deben eliminarse antes de que se pueda quitar la columna.</text:p>
      <text:p text:style-name="P45">- Cuando se agrega una nueva restricción PRIMARY KEY o UNIQUE a una columna existente, los datos de las columnas deben ser únicos. Si se detectan valores duplicados, la instrucción ALTER TABLE falla.</text:p>
      <text:p text:style-name="P46"><text:span text:style-name="T8">- SQL Server no comprueba la exactitud lógica en el momento de añadir una restricción a la tabla. P. ej., </text:span><text:span text:style-name="T21">supongamos la siguiente sentencia que contiene un error de lógica, la sentencia se ejecuta satisfactoriamente, añade la nueva columna y la nueva restricción a la tabla “ejemplo”, pero no podríamos añadir ninguna otra fila a la tabla, ya que (campox &lt;100 AND campox &gt;100) es contradictorio. </text:span></text:p>
      <text:p text:style-name="P47"><text:soft-page-break/><text:span text:style-name="T21"/></text:p>
      <table:table table:name="Tabla7" table:style-name="Tabla7">
        <table:table-column table:style-name="Tabla7.A"/>
        <table:table-row table:style-name="Tabla7.1">
          <table:table-cell table:style-name="Tabla7.A1" office:value-type="string">
            <text:p text:style-name="Standard" loext:marker-style-name="T11"><text:span text:style-name="T12">ALTER</text:span><text:span text:style-name="T11"> </text:span><text:span text:style-name="T12">TABLE</text:span><text:span text:style-name="T11"> tabla_ejemplo</text:span></text:p>
            <text:p text:style-name="Standard" loext:marker-style-name="T11"><text:span text:style-name="T11"><text:s text:c="3"/></text:span><text:span text:style-name="T12">ADD</text:span><text:span text:style-name="T11"> campox <text:s/></text:span><text:span text:style-name="T12">INT</text:span><text:span text:style-name="T11"> <text:s/></text:span><text:span text:style-name="T12">CONSTRAINT</text:span><text:span text:style-name="T11"> chequeo <text:s text:c="58"/></text:span></text:p>
            <text:p text:style-name="P24"><text:span text:style-name="T11"><text:s text:c="3"/></text:span><text:span text:style-name="T12">CHECK </text:span><text:span text:style-name="T13">(</text:span><text:span text:style-name="T11">campox </text:span><text:span text:style-name="T13">&lt;</text:span><text:span text:style-name="T11">100 </text:span><text:span text:style-name="T13">AND</text:span><text:span text:style-name="T11"> campox </text:span><text:span text:style-name="T13">&gt;</text:span><text:span text:style-name="T11">100</text:span><text:span text:style-name="T13">);</text:span></text:p>
          </table:table-cell>
        </table:table-row>
      </table:table>
      <text:p text:style-name="P45">Habría que eliminar la restricción y añadir una nueva con la definición correcta.</text:p>
      <text:p text:style-name="P41"/>
      <text:p text:style-name="P41"/>
      <text:p text:style-name="P41">Ver más información sobre la sentencia ALTER, manual de T-SQL:</text:p>
      <text:p text:style-name="normal"><text:a xlink:type="simple" xlink:href="https://docs.microsoft.com/es-es/sql/t-sql/statements/alter-table-transact-sql?view=sql-server-ver15" text:style-name="Standard" text:visited-style-name="Standard"><text:span text:style-name="T26">https://docs.microsoft.com/es-es/sql/t-sql/statements/alter-table-transact-sql?view=sql-server-ver15</text:span></text:a><text:span text:style-name="T27"> <text:line-break/></text:span></text:p>
      <text:p text:style-name="P18"><text:span text:style-name="T28">Ejemplos</text:span><text:span text:style-name="T8">:</text:span></text:p>
      <text:p text:style-name="P16"/>
      <table:table table:name="Tabla8" table:style-name="Tabla8">
        <table:table-column table:style-name="Tabla8.A"/>
        <table:table-row table:style-name="Tabla8.1">
          <table:table-cell table:style-name="Tabla8.A1" office:value-type="string">
            <text:p text:style-name="Standard" loext:marker-style-name="T11"><text:span text:style-name="T29">-- Creamos BD para ejemplos</text:span></text:p>
            <text:p text:style-name="P21" loext:marker-style-name="T11"/>
            <text:p text:style-name="Standard" loext:marker-style-name="T11"><text:span text:style-name="T12">CREATE</text:span><text:span text:style-name="T11"> </text:span><text:span text:style-name="T12">DATABASE</text:span><text:span text:style-name="T11"> <text:s/>EJEMPLOSALTERDROP</text:span><text:span text:style-name="T13">;</text:span></text:p>
            <text:p text:style-name="P21" loext:marker-style-name="T11"/>
            <text:p text:style-name="Standard" loext:marker-style-name="T11"><text:span text:style-name="T12">USE</text:span><text:span text:style-name="T11"> EJEMPLOSALTERDROP</text:span><text:span text:style-name="T13">;</text:span><text:span text:style-name="T11"> <text:s/></text:span></text:p>
            <text:p text:style-name="P21" loext:marker-style-name="T11"/>
            <text:p text:style-name="Standard" loext:marker-style-name="T11"><text:span text:style-name="T23">/* A. Alterar una tabla para agregar una nueva columna</text:span><text:span text:style-name="T11"/></text:p>
            <text:p text:style-name="Standard" loext:marker-style-name="T11"><text:span text:style-name="T23">El ejemplo siguiente agrega una columna que permite valores nulos y</text:span><text:span text:style-name="T11"/></text:p>
            <text:p text:style-name="Standard" loext:marker-style-name="T11"><text:span text:style-name="T23">a la que no se han proporcionado valores mediante una definición DEFAULT.</text:span><text:span text:style-name="T11"/></text:p>
            <text:p text:style-name="Standard" loext:marker-style-name="T11"><text:span text:style-name="T23">Cada fila tendrá un valor NULL en la nueva columna.</text:span><text:span text:style-name="T11"/></text:p>
            <text:p text:style-name="Standard" loext:marker-style-name="T11"><text:span text:style-name="T23">*/</text:span><text:span text:style-name="T11"/></text:p>
            <text:p text:style-name="Standard" loext:marker-style-name="T11"><text:span text:style-name="T23">--Si la tabla esta vacia:</text:span><text:span text:style-name="T11"/></text:p>
            <text:p text:style-name="P21" loext:marker-style-name="T11"/>
            <text:p text:style-name="Standard" loext:marker-style-name="T11"><text:span text:style-name="T12">CREATE</text:span><text:span text:style-name="T11"> </text:span><text:span text:style-name="T12">TABLE</text:span><text:span text:style-name="T11"> doc_exa</text:span><text:span text:style-name="T12"> </text:span><text:span text:style-name="T13">(</text:span><text:span text:style-name="T11"> column_a </text:span><text:span text:style-name="T12">INT</text:span><text:span text:style-name="T13">)</text:span><text:span text:style-name="T11"> </text:span></text:p>
            <text:p text:style-name="Standard" loext:marker-style-name="T11"><text:span text:style-name="T12">GO</text:span><text:span text:style-name="T11"/></text:p>
            <text:p text:style-name="Standard" loext:marker-style-name="T11"><text:span text:style-name="T12">ALTER</text:span><text:span text:style-name="T11"> </text:span><text:span text:style-name="T12">TABLE</text:span><text:span text:style-name="T11"> doc_exa </text:span><text:span text:style-name="T12">ADD</text:span><text:span text:style-name="T11"> column_b </text:span><text:span text:style-name="T12">VARCHAR</text:span><text:span text:style-name="T13">(</text:span><text:span text:style-name="T11">20</text:span><text:span text:style-name="T13">)</text:span><text:span text:style-name="T11"> </text:span><text:span text:style-name="T13">NULL</text:span></text:p>
            <text:p text:style-name="Standard" loext:marker-style-name="T11"><text:span text:style-name="T12">GO</text:span><text:span text:style-name="T11"/></text:p>
            <text:p text:style-name="Standard" loext:marker-style-name="T11"><text:span text:style-name="T12">SELECT</text:span><text:span text:style-name="T11"> </text:span><text:span text:style-name="T13">*</text:span><text:span text:style-name="T11"> </text:span><text:span text:style-name="T12">from</text:span><text:span text:style-name="T11"> doc_exa</text:span></text:p>
            <text:p text:style-name="P21" loext:marker-style-name="T11"/>
            <text:p text:style-name="Standard" loext:marker-style-name="T11"><text:span text:style-name="T12">DROP</text:span><text:span text:style-name="T11"> </text:span><text:span text:style-name="T12">TABLE</text:span><text:span text:style-name="T11"> doc_exa</text:span><text:span text:style-name="T13">;</text:span></text:p>
            <text:p text:style-name="P21" loext:marker-style-name="T11"/>
            <text:p text:style-name="P21" loext:marker-style-name="T11"/>
            <text:p text:style-name="Standard" loext:marker-style-name="T11"><text:span text:style-name="T23">-- Si la tabla tiene datos previos:</text:span><text:span text:style-name="T11"/></text:p>
            <text:p text:style-name="P21" loext:marker-style-name="T11"/>
            <text:p text:style-name="Standard" loext:marker-style-name="T11"><text:span text:style-name="T12">CREATE</text:span><text:span text:style-name="T11"> </text:span><text:span text:style-name="T12">TABLE</text:span><text:span text:style-name="T11"> doc_exa</text:span><text:span text:style-name="T12"> </text:span><text:span text:style-name="T13">(</text:span><text:span text:style-name="T11"> column_a </text:span><text:span text:style-name="T12">INT</text:span><text:span text:style-name="T13">)</text:span><text:span text:style-name="T11"> </text:span></text:p>
            <text:p text:style-name="Standard" loext:marker-style-name="T11"><text:span text:style-name="T12">GO</text:span><text:span text:style-name="T11"/></text:p>
            <text:p text:style-name="Standard" loext:marker-style-name="T11"><text:span text:style-name="T12">INSERT</text:span><text:span text:style-name="T11"> </text:span><text:span text:style-name="T12">INTO</text:span><text:span text:style-name="T11"> doc_exa </text:span><text:span text:style-name="T12">VALUES</text:span><text:span text:style-name="T13">(</text:span><text:span text:style-name="T11">25</text:span><text:span text:style-name="T13">),</text:span><text:span text:style-name="T12"> </text:span><text:span text:style-name="T13">(</text:span><text:span text:style-name="T11">50</text:span><text:span text:style-name="T13">);</text:span></text:p>
            <text:p text:style-name="Standard" loext:marker-style-name="T11"><text:span text:style-name="T12">GO</text:span><text:span text:style-name="T11"/></text:p>
            <text:p text:style-name="Standard" loext:marker-style-name="T11"><text:span text:style-name="T12">SELECT</text:span><text:span text:style-name="T11"> </text:span><text:span text:style-name="T13">*</text:span><text:span text:style-name="T11"> </text:span><text:span text:style-name="T12">from</text:span><text:span text:style-name="T11"> doc_exa</text:span><text:span text:style-name="T13">;</text:span></text:p>
            <text:p text:style-name="Standard" loext:marker-style-name="T11"><text:span text:style-name="T12">GO</text:span><text:span text:style-name="T11"/></text:p>
            <text:p text:style-name="Standard" loext:marker-style-name="T11"><text:span text:style-name="T12">ALTER</text:span><text:span text:style-name="T11"> </text:span><text:span text:style-name="T12">TABLE</text:span><text:span text:style-name="T11"> doc_exa </text:span><text:span text:style-name="T12">ADD</text:span><text:span text:style-name="T11"> column_b </text:span><text:span text:style-name="T12">VARCHAR</text:span><text:span text:style-name="T13">(</text:span><text:span text:style-name="T11">20</text:span><text:span text:style-name="T13">)</text:span><text:span text:style-name="T11"> </text:span><text:span text:style-name="T13">NULL</text:span></text:p>
            <text:p text:style-name="Standard" loext:marker-style-name="T11"><text:span text:style-name="T12">GO</text:span><text:span text:style-name="T11"/></text:p>
            <text:p text:style-name="Standard" loext:marker-style-name="T11"><text:span text:style-name="T12">SELECT</text:span><text:span text:style-name="T11"> </text:span><text:span text:style-name="T13">*</text:span><text:span text:style-name="T11"> </text:span><text:span text:style-name="T12">from</text:span><text:span text:style-name="T11"> doc_exa</text:span></text:p>
            <text:p text:style-name="P21" loext:marker-style-name="T11"/>
            <text:p text:style-name="Standard" loext:marker-style-name="T11"><text:span text:style-name="T11"><text:s/></text:span><text:span text:style-name="T11"/></text:p>
            <text:p text:style-name="Standard" loext:marker-style-name="T11"><text:span text:style-name="T23">/* B. Alterar una tabla para quitar una columna</text:span><text:span text:style-name="T11"/></text:p>
            <text:p text:style-name="Standard" loext:marker-style-name="T11"><text:span text:style-name="T23">El ejemplo siguiente modifica una tabla para quitar una columna.</text:span><text:span text:style-name="T11"/></text:p>
            <text:p text:style-name="Standard" loext:marker-style-name="T11"><text:span text:style-name="T23">*/</text:span><text:span text:style-name="T11"/></text:p>
            <text:p text:style-name="Standard" loext:marker-style-name="T11"><text:span text:style-name="T12">CREATE</text:span><text:span text:style-name="T11"> </text:span><text:span text:style-name="T12">TABLE</text:span><text:span text:style-name="T11"> doc_exb</text:span><text:span text:style-name="T12"> </text:span><text:span text:style-name="T13">(</text:span><text:span text:style-name="T11"> column_a </text:span><text:span text:style-name="T12">INT</text:span><text:span text:style-name="T13">,</text:span><text:span text:style-name="T11"> column_b </text:span><text:span text:style-name="T12">VARCHAR</text:span><text:span text:style-name="T13">(</text:span><text:span text:style-name="T11">20</text:span><text:span text:style-name="T13">)</text:span><text:span text:style-name="T11"> </text:span><text:span text:style-name="T13">NULL)</text:span><text:span text:style-name="T11"> </text:span></text:p>
            <text:p text:style-name="Standard" loext:marker-style-name="T11"><text:span text:style-name="T12">GO</text:span><text:span text:style-name="T11"/></text:p>
            <text:p text:style-name="Standard" loext:marker-style-name="T11"><text:span text:style-name="T12">ALTER</text:span><text:span text:style-name="T11"> </text:span><text:span text:style-name="T12">TABLE</text:span><text:span text:style-name="T11"> doc_exb </text:span><text:span text:style-name="T12">DROP</text:span><text:span text:style-name="T11"> </text:span><text:span text:style-name="T12">COLUMN</text:span><text:span text:style-name="T11"> column_b</text:span></text:p>
            <text:p text:style-name="Standard" loext:marker-style-name="T11"><text:span text:style-name="T12">GO</text:span><text:span text:style-name="T11"/></text:p>
            <text:p text:style-name="Standard" loext:marker-style-name="T11"><text:span text:style-name="T11"><text:s text:c="2"/></text:span><text:span text:style-name="T11"/></text:p>
            <text:p text:style-name="Standard" loext:marker-style-name="T11"><text:span text:style-name="T23">/* C. Alterar una tabla para agregar una columna con una restricción</text:span><text:span text:style-name="T11"/></text:p>
            <text:p text:style-name="Standard" loext:marker-style-name="T11"><text:soft-page-break/><text:span text:style-name="T23">El ejemplo siguiente agrega una nueva columna con una restricción UNIQUE. </text:span><text:span text:style-name="T11"/></text:p>
            <text:p text:style-name="Standard" loext:marker-style-name="T11"><text:span text:style-name="T23">*/</text:span><text:span text:style-name="T11"/></text:p>
            <text:p text:style-name="Standard" loext:marker-style-name="T11"><text:span text:style-name="T12">CREATE</text:span><text:span text:style-name="T11"> </text:span><text:span text:style-name="T12">TABLE</text:span><text:span text:style-name="T11"> doc_exc</text:span><text:span text:style-name="T12"> </text:span><text:span text:style-name="T13">(</text:span><text:span text:style-name="T11"> column_a </text:span><text:span text:style-name="T12">INT</text:span><text:span text:style-name="T13">)</text:span><text:span text:style-name="T11"> </text:span></text:p>
            <text:p text:style-name="Standard" loext:marker-style-name="T11"><text:span text:style-name="T12">GO</text:span><text:span text:style-name="T11"/></text:p>
            <text:p text:style-name="Standard" loext:marker-style-name="T11"><text:span text:style-name="T12">ALTER</text:span><text:span text:style-name="T11"> </text:span><text:span text:style-name="T12">TABLE</text:span><text:span text:style-name="T11"> doc_exc </text:span><text:span text:style-name="T12">ADD</text:span><text:span text:style-name="T11"> column_b </text:span><text:span text:style-name="T12">VARCHAR</text:span><text:span text:style-name="T13">(</text:span><text:span text:style-name="T11">20</text:span><text:span text:style-name="T13">)</text:span><text:span text:style-name="T11"> </text:span><text:span text:style-name="T13">NULL</text:span><text:span text:style-name="T11"> </text:span></text:p>
            <text:p text:style-name="Standard" loext:marker-style-name="T11"><text:span text:style-name="T11"><text:s text:c="3"/></text:span><text:span text:style-name="T12">CONSTRAINT</text:span><text:span text:style-name="T11"> exb_unique </text:span><text:span text:style-name="T12">UNIQUE</text:span></text:p>
            <text:p text:style-name="Standard" loext:marker-style-name="T11"><text:span text:style-name="T12">GO</text:span><text:span text:style-name="T11"/></text:p>
            <text:p text:style-name="Standard" loext:marker-style-name="T11"><text:span text:style-name="T11"><text:s text:c="2"/></text:span><text:span text:style-name="T11"/></text:p>
            <text:p text:style-name="Standard" loext:marker-style-name="T11"><text:span text:style-name="T23">/* D. Alterar una tabla para agregar una restricción si se comprueba y si no.</text:span><text:span text:style-name="T11"/></text:p>
            <text:p text:style-name="Standard" loext:marker-style-name="T11"><text:span text:style-name="T23">El ejemplo siguiente agrega una restricción a una columna existente de la tabla.</text:span><text:span text:style-name="T11"/></text:p>
            <text:p text:style-name="Standard" loext:marker-style-name="T11"><text:span text:style-name="T23">La columna tiene un valor que infringe la restricción; por tanto, se utiliza WITH NOCHECK para impedir que la restricción se valide contra las filas existentes y para permitir que se agregue la restricción. </text:span><text:span text:style-name="T11"/></text:p>
            <text:p text:style-name="Standard" loext:marker-style-name="T11"><text:span text:style-name="T23">*/</text:span><text:span text:style-name="T11"/></text:p>
            <text:p text:style-name="Standard" loext:marker-style-name="T11"><text:span text:style-name="T23">--Añade la restriccion comprobando los valores anteriores:</text:span><text:span text:style-name="T11"/></text:p>
            <text:p text:style-name="Standard" loext:marker-style-name="T11"><text:span text:style-name="T23">--Como no la cumple da error</text:span><text:span text:style-name="T11"/></text:p>
            <text:p text:style-name="P21" loext:marker-style-name="T11"/>
            <text:p text:style-name="Standard" loext:marker-style-name="T11"><text:span text:style-name="T12">CREATE</text:span><text:span text:style-name="T11"> </text:span><text:span text:style-name="T12">TABLE</text:span><text:span text:style-name="T11"> doc_exd</text:span><text:span text:style-name="T12"> </text:span><text:span text:style-name="T13">(</text:span><text:span text:style-name="T11"> column_a </text:span><text:span text:style-name="T12">INT</text:span><text:span text:style-name="T13">);</text:span></text:p>
            <text:p text:style-name="Standard" loext:marker-style-name="T11"><text:span text:style-name="T12">GO</text:span><text:span text:style-name="T11"/></text:p>
            <text:p text:style-name="Standard" loext:marker-style-name="T11"><text:span text:style-name="T12">INSERT</text:span><text:span text:style-name="T11"> </text:span><text:span text:style-name="T12">INTO</text:span><text:span text:style-name="T11"> doc_exd </text:span><text:span text:style-name="T12">VALUES </text:span><text:span text:style-name="T13">(-</text:span><text:span text:style-name="T11">1</text:span><text:span text:style-name="T13">);</text:span></text:p>
            <text:p text:style-name="P21" loext:marker-style-name="T11"/>
            <text:p text:style-name="Standard" loext:marker-style-name="T11"><text:span text:style-name="T12">SELECT</text:span><text:span text:style-name="T11"> </text:span><text:span text:style-name="T13">*</text:span><text:span text:style-name="T11"> </text:span><text:span text:style-name="T12">FROM</text:span><text:span text:style-name="T11"> doc_exd</text:span><text:span text:style-name="T13">;</text:span></text:p>
            <text:p text:style-name="P21" loext:marker-style-name="T11"/>
            <text:p text:style-name="Standard" loext:marker-style-name="T11"><text:span text:style-name="T12">ALTER</text:span><text:span text:style-name="T11"> </text:span><text:span text:style-name="T12">TABLE</text:span><text:span text:style-name="T11"> doc_exd </text:span></text:p>
            <text:p text:style-name="Standard" loext:marker-style-name="T11"><text:span text:style-name="T11"><text:s text:c="3"/></text:span><text:span text:style-name="T12">ADD</text:span><text:span text:style-name="T11"> </text:span><text:span text:style-name="T12">CONSTRAINT</text:span><text:span text:style-name="T11"> exd_check </text:span><text:span text:style-name="T12">CHECK </text:span><text:span text:style-name="T13">(</text:span><text:span text:style-name="T11">column_a </text:span><text:span text:style-name="T13">&gt;</text:span><text:span text:style-name="T11"> 1</text:span><text:span text:style-name="T13">)</text:span></text:p>
            <text:p text:style-name="Standard" loext:marker-style-name="T11"><text:span text:style-name="T12">GO</text:span><text:span text:style-name="T11"/></text:p>
            <text:p text:style-name="P21" loext:marker-style-name="T11"/>
            <text:p text:style-name="P21" loext:marker-style-name="T11"/>
            <text:p text:style-name="Standard" loext:marker-style-name="T11"><text:span text:style-name="T12">GO</text:span><text:span text:style-name="T11"/></text:p>
            <text:p text:style-name="Standard" loext:marker-style-name="T11"><text:span text:style-name="T23">--Añadir la restriccion sin comprobar si se cumple en los valores anteriores:</text:span><text:span text:style-name="T11"/></text:p>
            <text:p text:style-name="P21" loext:marker-style-name="T11"/>
            <text:p text:style-name="Standard" loext:marker-style-name="T11"><text:span text:style-name="T12">DROP</text:span><text:span text:style-name="T11"> </text:span><text:span text:style-name="T12">TABLE</text:span><text:span text:style-name="T11"> <text:s/>doc_exd</text:span><text:span text:style-name="T13">;</text:span></text:p>
            <text:p text:style-name="P21" loext:marker-style-name="T11"/>
            <text:p text:style-name="Standard" loext:marker-style-name="T11"><text:span text:style-name="T12">CREATE</text:span><text:span text:style-name="T11"> </text:span><text:span text:style-name="T12">TABLE</text:span><text:span text:style-name="T11"> doc_exd</text:span><text:span text:style-name="T12"> </text:span><text:span text:style-name="T13">(</text:span><text:span text:style-name="T11"> column_a </text:span><text:span text:style-name="T12">INT</text:span><text:span text:style-name="T13">);</text:span></text:p>
            <text:p text:style-name="Standard" loext:marker-style-name="T11"><text:span text:style-name="T12">GO</text:span><text:span text:style-name="T11"/></text:p>
            <text:p text:style-name="Standard" loext:marker-style-name="T11"><text:span text:style-name="T12">INSERT</text:span><text:span text:style-name="T11"> </text:span><text:span text:style-name="T12">INTO</text:span><text:span text:style-name="T11"> doc_exd </text:span><text:span text:style-name="T12">VALUES </text:span><text:span text:style-name="T13">(-</text:span><text:span text:style-name="T11">1</text:span><text:span text:style-name="T13">);</text:span></text:p>
            <text:p text:style-name="P21" loext:marker-style-name="T11"/>
            <text:p text:style-name="Standard" loext:marker-style-name="T11"><text:span text:style-name="T12">SELECT</text:span><text:span text:style-name="T11"> </text:span><text:span text:style-name="T13">*</text:span><text:span text:style-name="T11"> </text:span><text:span text:style-name="T12">FROM</text:span><text:span text:style-name="T11"> doc_exd</text:span><text:span text:style-name="T13">;</text:span></text:p>
            <text:p text:style-name="P21" loext:marker-style-name="T11"/>
            <text:p text:style-name="Standard" loext:marker-style-name="T11"><text:span text:style-name="T12">ALTER</text:span><text:span text:style-name="T11"> </text:span><text:span text:style-name="T12">TABLE</text:span><text:span text:style-name="T11"> doc_exd </text:span><text:span text:style-name="T12">WITH</text:span><text:span text:style-name="T11"> </text:span><text:span text:style-name="T12">NOCHECK</text:span><text:span text:style-name="T11"> </text:span></text:p>
            <text:p text:style-name="Standard" loext:marker-style-name="T11"><text:span text:style-name="T11"><text:s text:c="3"/></text:span><text:span text:style-name="T12">ADD</text:span><text:span text:style-name="T11"> </text:span><text:span text:style-name="T12">CONSTRAINT</text:span><text:span text:style-name="T11"> exd_check </text:span><text:span text:style-name="T12">CHECK </text:span><text:span text:style-name="T13">(</text:span><text:span text:style-name="T11">column_a </text:span><text:span text:style-name="T13">&gt;</text:span><text:span text:style-name="T11"> 1</text:span><text:span text:style-name="T13">)</text:span></text:p>
            <text:p text:style-name="Standard" loext:marker-style-name="T11"><text:span text:style-name="T12">GO</text:span><text:span text:style-name="T11"/></text:p>
            <text:p text:style-name="Standard" loext:marker-style-name="T11"><text:span text:style-name="T11"><text:s/></text:span><text:span text:style-name="T11"/></text:p>
            <text:p text:style-name="Standard" loext:marker-style-name="T11"><text:span text:style-name="T23">--No da error.</text:span><text:span text:style-name="T11"/></text:p>
            <text:p text:style-name="P21" loext:marker-style-name="T11"/>
            <text:p text:style-name="P21" loext:marker-style-name="T11"/>
            <text:p text:style-name="Standard" loext:marker-style-name="T11"><text:span text:style-name="T12">ALTER</text:span><text:span text:style-name="T11"> </text:span><text:span text:style-name="T12">TABLE</text:span><text:span text:style-name="T11"> doc_exd </text:span></text:p>
            <text:p text:style-name="Standard" loext:marker-style-name="T11"><text:span text:style-name="T11"><text:tab/></text:span><text:span text:style-name="T12">DROP</text:span><text:span text:style-name="T11"> <text:s/>exd_check</text:span><text:span text:style-name="T13">;</text:span></text:p>
            <text:p text:style-name="P21" loext:marker-style-name="T11"/>
            <text:p text:style-name="Standard" loext:marker-style-name="T11"><text:span text:style-name="T12">DROP</text:span><text:span text:style-name="T11"> </text:span><text:span text:style-name="T12">TABLE</text:span><text:span text:style-name="T11"> <text:s/>doc_exd</text:span><text:span text:style-name="T13">;</text:span></text:p>
            <text:p text:style-name="P21" loext:marker-style-name="T11"/>
            <text:p text:style-name="P21" loext:marker-style-name="T11"/>
            <text:p text:style-name="Standard" loext:marker-style-name="T11"><text:span text:style-name="T23">/* E. Alterar una tabla para agregar varias columnas con restricciones</text:span><text:span text:style-name="T11"/></text:p>
            <text:p text:style-name="Standard" loext:marker-style-name="T11"><text:span text:style-name="T23">El ejemplo siguiente agrega varias columnas con restricciones que se definen</text:span><text:span text:style-name="T11"/></text:p>
            <text:p text:style-name="Standard" loext:marker-style-name="T11"><text:span text:style-name="T23">con la nueva columna. La primera columna nueva tiene una propiedad IDENTITY;</text:span><text:span text:style-name="T11"/></text:p>
            <text:p text:style-name="Standard" loext:marker-style-name="T11"><text:span text:style-name="T23">cada fila de la tabla tiene nuevos valores incrementales en la columna de identidad.</text:span><text:span text:style-name="T11"/></text:p>
            <text:p text:style-name="Standard" loext:marker-style-name="T11"><text:span text:style-name="T23">*/</text:span><text:span text:style-name="T11"/></text:p>
            <text:p text:style-name="Standard" loext:marker-style-name="T11"><text:span text:style-name="T12">CREATE</text:span><text:span text:style-name="T11"> </text:span><text:span text:style-name="T12">TABLE</text:span><text:span text:style-name="T11"> doc_exe</text:span><text:span text:style-name="T12"> </text:span><text:span text:style-name="T13">(</text:span><text:span text:style-name="T11"> column_a </text:span><text:span text:style-name="T12">INT</text:span><text:span text:style-name="T11"> </text:span><text:span text:style-name="T12">CONSTRAINT</text:span><text:span text:style-name="T11"> column_a_un </text:span><text:span text:style-name="T12">UNIQUE</text:span><text:span text:style-name="T13">)</text:span></text:p>
            <text:p text:style-name="Standard" loext:marker-style-name="T11"><text:span text:style-name="T12">GO</text:span><text:span text:style-name="T11"/></text:p>
            <text:p text:style-name="Standard" loext:marker-style-name="T11"><text:soft-page-break/><text:span text:style-name="T12">ALTER</text:span><text:span text:style-name="T11"> </text:span><text:span text:style-name="T12">TABLE</text:span><text:span text:style-name="T11"> doc_exe </text:span><text:span text:style-name="T12">ADD</text:span></text:p>
            <text:p text:style-name="Standard" loext:marker-style-name="T11"><text:span text:style-name="T11"><text:s text:c="3"/></text:span><text:span text:style-name="T23">-- Add una PRIMARY KEY identity columna.</text:span></text:p>
            <text:p text:style-name="Standard" loext:marker-style-name="T11"><text:span text:style-name="T11"><text:s text:c="3"/>column_b </text:span><text:span text:style-name="T12">INT</text:span><text:span text:style-name="T11"> </text:span><text:span text:style-name="T12">IDENTITY</text:span></text:p>
            <text:p text:style-name="Standard" loext:marker-style-name="T11"><text:span text:style-name="T11"><text:s text:c="3"/></text:span><text:span text:style-name="T12">CONSTRAINT</text:span><text:span text:style-name="T11"> column_b_pk </text:span><text:span text:style-name="T12">PRIMARY</text:span><text:span text:style-name="T11"> </text:span><text:span text:style-name="T12">KEY</text:span><text:span text:style-name="T13">,</text:span></text:p>
            <text:p text:style-name="P21" loext:marker-style-name="T11"/>
            <text:p text:style-name="Standard" loext:marker-style-name="T11"><text:span text:style-name="T11"><text:s text:c="5"/></text:span><text:span text:style-name="T23">-- Add una columna referenciando (FK) otra columna en la misma tabla. </text:span></text:p>
            <text:p text:style-name="Standard" loext:marker-style-name="T11"><text:span text:style-name="T11"><text:s text:c="3"/>column_c </text:span><text:span text:style-name="T12">INT</text:span><text:span text:style-name="T11"> </text:span><text:span text:style-name="T13">NULL</text:span><text:span text:style-name="T11"> </text:span></text:p>
            <text:p text:style-name="Standard" loext:marker-style-name="T11"><text:span text:style-name="T11"><text:s text:c="3"/></text:span><text:span text:style-name="T12">CONSTRAINT</text:span><text:span text:style-name="T11"> column_c_fk</text:span></text:p>
            <text:p text:style-name="Standard" loext:marker-style-name="T11"><text:span text:style-name="T11"><text:s text:c="3"/></text:span><text:span text:style-name="T12">REFERENCES</text:span><text:span text:style-name="T11"> doc_exe</text:span><text:span text:style-name="T13">(</text:span><text:span text:style-name="T11">column_a</text:span><text:span text:style-name="T13">),</text:span></text:p>
            <text:p text:style-name="P21" loext:marker-style-name="T11"/>
            <text:p text:style-name="Standard" loext:marker-style-name="T11"><text:span text:style-name="T11"><text:s text:c="3"/></text:span><text:span text:style-name="T23">-- Add una columna con una constraint que <text:s/>fuerza que <text:s text:c="3"/></text:span></text:p>
            <text:p text:style-name="Standard" loext:marker-style-name="T11"><text:span text:style-name="T11"><text:s text:c="3"/></text:span><text:span text:style-name="T23">-- el telefono sea Nulo o tenga formato de telefono. <text:s/></text:span></text:p>
            <text:p text:style-name="Standard" loext:marker-style-name="T11"><text:span text:style-name="T11"><text:s text:c="3"/>column_d </text:span><text:span text:style-name="T12">VARCHAR</text:span><text:span text:style-name="T13">(</text:span><text:span text:style-name="T11">16</text:span><text:span text:style-name="T13">)</text:span><text:span text:style-name="T11"> </text:span><text:span text:style-name="T13">NULL</text:span></text:p>
            <text:p text:style-name="Standard" loext:marker-style-name="T11"><text:span text:style-name="T11"><text:s text:c="3"/></text:span><text:span text:style-name="T12">CONSTRAINT</text:span><text:span text:style-name="T11"> column_d_chk</text:span></text:p>
            <text:p text:style-name="Standard" loext:marker-style-name="T11"><text:span text:style-name="T11"><text:s text:c="3"/></text:span><text:span text:style-name="T12">CHECK</text:span></text:p>
            <text:p text:style-name="Standard" loext:marker-style-name="T11"><text:span text:style-name="T12"><text:s text:c="5"/></text:span><text:span text:style-name="T13">(</text:span><text:span text:style-name="T11">column_d </text:span><text:span text:style-name="T13">IS</text:span><text:span text:style-name="T11"> </text:span><text:span text:style-name="T13">NULL</text:span><text:span text:style-name="T11"> </text:span><text:span text:style-name="T13">OR</text:span></text:p>
            <text:p text:style-name="Standard" loext:marker-style-name="T11"><text:span text:style-name="T11"><text:s text:c="5"/>column_d </text:span><text:span text:style-name="T13">LIKE</text:span><text:span text:style-name="T11"> </text:span><text:span text:style-name="T14">'[0-9][0-9][0-9]-[0-9][0-9][0-9][0-9]'</text:span><text:span text:style-name="T11"> </text:span><text:span text:style-name="T13">OR</text:span></text:p>
            <text:p text:style-name="Standard" loext:marker-style-name="T11"><text:span text:style-name="T11"><text:s text:c="5"/>column_d </text:span><text:span text:style-name="T13">LIKE</text:span></text:p>
            <text:p text:style-name="Standard" loext:marker-style-name="T11"><text:span text:style-name="T11"><text:s text:c="5"/></text:span><text:span text:style-name="T14">'([0-9][0-9][0-9]) [0-9][0-9][0-9]-[0-9][0-9][0-9][0-9]'</text:span><text:span text:style-name="T13">),</text:span></text:p>
            <text:p text:style-name="P21" loext:marker-style-name="T11"/>
            <text:p text:style-name="Standard" loext:marker-style-name="T11"><text:span text:style-name="T11"><text:s text:c="3"/></text:span><text:span text:style-name="T23">-- Add una columna nonnull <text:s/>con un default. <text:s/>*/</text:span></text:p>
            <text:p text:style-name="Standard" loext:marker-style-name="T11"><text:span text:style-name="T11"><text:s text:c="3"/>column_e </text:span><text:span text:style-name="T12">DECIMAL</text:span><text:span text:style-name="T13">(</text:span><text:span text:style-name="T11">3</text:span><text:span text:style-name="T13">,</text:span><text:span text:style-name="T11">3</text:span><text:span text:style-name="T13">)</text:span></text:p>
            <text:p text:style-name="Standard" loext:marker-style-name="T11"><text:span text:style-name="T11"><text:s text:c="3"/></text:span><text:span text:style-name="T12">CONSTRAINT</text:span><text:span text:style-name="T11"> column_e_default</text:span></text:p>
            <text:p text:style-name="Standard" loext:marker-style-name="T11"><text:span text:style-name="T11"><text:s text:c="3"/></text:span><text:span text:style-name="T12">DEFAULT</text:span><text:span text:style-name="T11"> .081</text:span></text:p>
            <text:p text:style-name="Standard" loext:marker-style-name="T11"><text:span text:style-name="T12">GO</text:span><text:span text:style-name="T11"/></text:p>
            <text:p text:style-name="P21" loext:marker-style-name="T11"/>
            <text:p text:style-name="Standard" loext:marker-style-name="T11"><text:span text:style-name="T12">DROP</text:span><text:span text:style-name="T11"> </text:span><text:span text:style-name="T12">TABLE</text:span><text:span text:style-name="T11"> doc_exe</text:span><text:span text:style-name="T13">;</text:span></text:p>
            <text:p text:style-name="P21" loext:marker-style-name="T11"/>
            <text:p text:style-name="Standard" loext:marker-style-name="T11"><text:span text:style-name="T23">/* F. Agregar una columna que acepta Null con valores predeterminados</text:span><text:span text:style-name="T11"/></text:p>
            <text:p text:style-name="Standard" loext:marker-style-name="T11"><text:span text:style-name="T23">El ejemplo siguiente agrega una columna que acepta Null con una definición </text:span><text:span text:style-name="T11"/></text:p>
            <text:p text:style-name="Standard" loext:marker-style-name="T11"><text:span text:style-name="T23">DEFAULT y utiliza WITH VALUES para proporcionar los valores de cada fila</text:span><text:span text:style-name="T11"/></text:p>
            <text:p text:style-name="Standard" loext:marker-style-name="T11"><text:span text:style-name="T23">existente en la tabla. Si no se utiliza WITH VALUES, cada fila tiene </text:span><text:span text:style-name="T11"/></text:p>
            <text:p text:style-name="Standard" loext:marker-style-name="T11"><text:span text:style-name="T23">el valor NULL en la nueva columna.</text:span><text:span text:style-name="T11"/></text:p>
            <text:p text:style-name="P21" loext:marker-style-name="T11"/>
            <text:p text:style-name="Standard" loext:marker-style-name="T11"><text:span text:style-name="T23">*/</text:span><text:span text:style-name="T11"/></text:p>
            <text:p text:style-name="Standard" loext:marker-style-name="T11"><text:span text:style-name="T23">-- Sin la opcion values ignora el Default:</text:span><text:span text:style-name="T11"/></text:p>
            <text:p text:style-name="Standard" loext:marker-style-name="T11"><text:span text:style-name="T12">CREATE</text:span><text:span text:style-name="T11"> </text:span><text:span text:style-name="T12">TABLE</text:span><text:span text:style-name="T11"> MyTable</text:span><text:span text:style-name="T12"> </text:span><text:span text:style-name="T13">(</text:span><text:span text:style-name="T11">Datos </text:span><text:span text:style-name="T12">datetime</text:span><text:span text:style-name="T13">);</text:span></text:p>
            <text:p text:style-name="P21" loext:marker-style-name="T11"/>
            <text:p text:style-name="Standard" loext:marker-style-name="T11"><text:span text:style-name="T12">INSERT</text:span><text:span text:style-name="T11"> </text:span><text:span text:style-name="T12">INTO</text:span><text:span text:style-name="T11"> MyTable <text:s/></text:span><text:span text:style-name="T12">values</text:span><text:span text:style-name="T13">(</text:span><text:span text:style-name="T14">'24/12/2023'</text:span><text:span text:style-name="T13">);</text:span></text:p>
            <text:p text:style-name="P21" loext:marker-style-name="T11"/>
            <text:p text:style-name="Standard" loext:marker-style-name="T11"><text:span text:style-name="T12">SELECT</text:span><text:span text:style-name="T11"> </text:span><text:span text:style-name="T13">*</text:span><text:span text:style-name="T11"> </text:span><text:span text:style-name="T12">FROM</text:span><text:span text:style-name="T11"> MyTable</text:span><text:span text:style-name="T13">;</text:span></text:p>
            <text:p text:style-name="P21" loext:marker-style-name="T11"/>
            <text:p text:style-name="Standard" loext:marker-style-name="T11"><text:span text:style-name="T12">ALTER</text:span><text:span text:style-name="T11"> </text:span><text:span text:style-name="T12">TABLE</text:span><text:span text:style-name="T11"> MyTable</text:span></text:p>
            <text:p text:style-name="Standard" loext:marker-style-name="T11"><text:span text:style-name="T11"><text:s text:c="2"/></text:span><text:span text:style-name="T12">ADD</text:span><text:span text:style-name="T11"> AddDate </text:span><text:span text:style-name="T12">smalldatetime</text:span><text:span text:style-name="T11"> </text:span><text:span text:style-name="T13">NULL</text:span></text:p>
            <text:p text:style-name="Standard" loext:marker-style-name="T11"><text:span text:style-name="T11"><text:s text:c="2"/></text:span><text:span text:style-name="T12">CONSTRAINT</text:span><text:span text:style-name="T11"> AddDateDflt</text:span></text:p>
            <text:p text:style-name="Standard" loext:marker-style-name="T11"><text:span text:style-name="T11"><text:s text:c="2"/></text:span><text:span text:style-name="T12">DEFAULT</text:span><text:span text:style-name="T11"> </text:span><text:span text:style-name="T30">getdate</text:span><text:span text:style-name="T13">();</text:span><text:span text:style-name="T11"> </text:span></text:p>
            <text:p text:style-name="P21" loext:marker-style-name="T11"/>
            <text:p text:style-name="Standard" loext:marker-style-name="T11"><text:span text:style-name="T23">-- Con la opcion values rellena con el Default:</text:span><text:span text:style-name="T11"/></text:p>
            <text:p text:style-name="Standard" loext:marker-style-name="T11"><text:span text:style-name="T12">CREATE</text:span><text:span text:style-name="T11"> </text:span><text:span text:style-name="T12">TABLE</text:span><text:span text:style-name="T11"> MyTable</text:span><text:span text:style-name="T12"> </text:span><text:span text:style-name="T13">(</text:span><text:span text:style-name="T11">Datos </text:span><text:span text:style-name="T12">datetime</text:span><text:span text:style-name="T13">);</text:span></text:p>
            <text:p text:style-name="P21" loext:marker-style-name="T11"/>
            <text:p text:style-name="Standard" loext:marker-style-name="T11"><text:span text:style-name="T12">INSERT</text:span><text:span text:style-name="T11"> </text:span><text:span text:style-name="T12">INTO</text:span><text:span text:style-name="T11"> MyTable <text:s/></text:span><text:span text:style-name="T12">values</text:span><text:span text:style-name="T13">(</text:span><text:span text:style-name="T14">'24/12/2023'</text:span><text:span text:style-name="T13">);</text:span></text:p>
            <text:p text:style-name="P21" loext:marker-style-name="T11"/>
            <text:p text:style-name="Standard" loext:marker-style-name="T11"><text:span text:style-name="T12">SELECT</text:span><text:span text:style-name="T11"> </text:span><text:span text:style-name="T13">*</text:span><text:span text:style-name="T11"> </text:span><text:span text:style-name="T12">FROM</text:span><text:span text:style-name="T11"> MyTable</text:span><text:span text:style-name="T13">;</text:span></text:p>
            <text:p text:style-name="P21" loext:marker-style-name="T11"/>
            <text:p text:style-name="Standard" loext:marker-style-name="T11"><text:span text:style-name="T12">ALTER</text:span><text:span text:style-name="T11"> </text:span><text:span text:style-name="T12">TABLE</text:span><text:span text:style-name="T11"> MyTable</text:span></text:p>
            <text:p text:style-name="Standard" loext:marker-style-name="T11"><text:span text:style-name="T11"><text:s text:c="2"/></text:span><text:span text:style-name="T12">ADD</text:span><text:span text:style-name="T11"> AddDate </text:span><text:span text:style-name="T12">smalldatetime</text:span><text:span text:style-name="T11"> </text:span><text:span text:style-name="T13">NULL</text:span></text:p>
            <text:p text:style-name="Standard" loext:marker-style-name="T11"><text:span text:style-name="T11"><text:s text:c="2"/></text:span><text:span text:style-name="T12">CONSTRAINT</text:span><text:span text:style-name="T11"> AddDateDflt</text:span></text:p>
            <text:p text:style-name="Standard" loext:marker-style-name="T11"><text:span text:style-name="T11"><text:s text:c="2"/></text:span><text:span text:style-name="T12">DEFAULT</text:span><text:span text:style-name="T11"> </text:span><text:span text:style-name="T30">getdate</text:span><text:span text:style-name="T13">()</text:span><text:span text:style-name="T11"> </text:span><text:span text:style-name="T12">WITH</text:span><text:span text:style-name="T11"> </text:span><text:span text:style-name="T12">VALUES</text:span><text:span text:style-name="T13">;</text:span></text:p>
            <text:p text:style-name="P21" loext:marker-style-name="T11"/>
            <text:p text:style-name="P21" loext:marker-style-name="T11"/>
            <text:p text:style-name="P21" loext:marker-style-name="T11"/>
            <text:p text:style-name="P21" loext:marker-style-name="T11"><text:soft-page-break/></text:p>
            <text:p text:style-name="Standard" loext:marker-style-name="T11"><text:span text:style-name="T12">DROP</text:span><text:span text:style-name="T11"> </text:span><text:span text:style-name="T12">TABLE</text:span><text:span text:style-name="T11"> MyTable</text:span><text:span text:style-name="T13">;</text:span></text:p>
            <text:p text:style-name="Standard" loext:marker-style-name="T11"><text:span text:style-name="T11"><text:s text:c="2"/></text:span><text:span text:style-name="T11"/></text:p>
            <text:p text:style-name="Standard" loext:marker-style-name="T11"><text:span text:style-name="T23">/* G. Deshabilitar y volver a habilitar una restricción</text:span><text:span text:style-name="T11"/></text:p>
            <text:p text:style-name="Standard" loext:marker-style-name="T11"><text:span text:style-name="T23">El ejemplo siguiente deshabilita una restricción que limita los</text:span><text:span text:style-name="T11"/></text:p>
            <text:p text:style-name="Standard" loext:marker-style-name="T11"><text:span text:style-name="T23">salarios que se aceptan en los datos. </text:span><text:span text:style-name="T11"/></text:p>
            <text:p text:style-name="Standard" loext:marker-style-name="T11"><text:span text:style-name="T23">NOCHECK CONSTRAINT se utiliza con ALTER TABLE para deshabilitar</text:span><text:span text:style-name="T11"/></text:p>
            <text:p text:style-name="Standard" loext:marker-style-name="T11"><text:span text:style-name="T23">la restricción y permitir una inserción que normalmente infringe</text:span><text:span text:style-name="T11"/></text:p>
            <text:p text:style-name="Standard" loext:marker-style-name="T11"><text:span text:style-name="T23">la restricción. CHECK CONSTRAINT se emplea para habilitar la restricción. */</text:span><text:span text:style-name="T11"/></text:p>
            <text:p text:style-name="P21" loext:marker-style-name="T11"/>
            <text:p text:style-name="Standard" loext:marker-style-name="T11"><text:span text:style-name="T12">CREATE</text:span><text:span text:style-name="T11"> </text:span><text:span text:style-name="T12">TABLE</text:span><text:span text:style-name="T11"> cnst_example</text:span><text:span text:style-name="T12"> </text:span><text:span text:style-name="T13">(</text:span></text:p>
            <text:p text:style-name="Standard" loext:marker-style-name="T11"><text:span text:style-name="T11"><text:s text:c="3"/>id </text:span><text:span text:style-name="T12">INT</text:span><text:span text:style-name="T11"> </text:span><text:span text:style-name="T13">NOT</text:span><text:span text:style-name="T11"> </text:span><text:span text:style-name="T13">NULL,</text:span></text:p>
            <text:p text:style-name="Standard" loext:marker-style-name="T11"><text:span text:style-name="T11"><text:s text:c="3"/></text:span><text:span text:style-name="T12">name</text:span><text:span text:style-name="T11"> </text:span><text:span text:style-name="T12">VARCHAR</text:span><text:span text:style-name="T13">(</text:span><text:span text:style-name="T11">10</text:span><text:span text:style-name="T13">)</text:span><text:span text:style-name="T11"> </text:span><text:span text:style-name="T13">NOT</text:span><text:span text:style-name="T11"> </text:span><text:span text:style-name="T13">NULL,</text:span></text:p>
            <text:p text:style-name="Standard" loext:marker-style-name="T11"><text:span text:style-name="T11"><text:s text:c="3"/>salary </text:span><text:span text:style-name="T12">MONEY</text:span><text:span text:style-name="T11"> </text:span><text:span text:style-name="T13">NOT</text:span><text:span text:style-name="T11"> </text:span><text:span text:style-name="T13">NULL</text:span></text:p>
            <text:p text:style-name="Standard" loext:marker-style-name="T11"><text:span text:style-name="T11"><text:s text:c="9"/></text:span><text:span text:style-name="T12">CONSTRAINT</text:span><text:span text:style-name="T11"> salary_cap </text:span><text:span text:style-name="T12">CHECK </text:span><text:span text:style-name="T13">(</text:span><text:span text:style-name="T11">salary </text:span><text:span text:style-name="T13">&lt;</text:span><text:span text:style-name="T11"> 100000</text:span><text:span text:style-name="T13">)</text:span></text:p>
            <text:p text:style-name="Standard" loext:marker-style-name="T11"><text:span text:style-name="T13">)</text:span><text:span text:style-name="T11"> </text:span></text:p>
            <text:p text:style-name="Standard" loext:marker-style-name="T11"><text:span text:style-name="T23">-- Inserts Validos</text:span><text:span text:style-name="T11"/></text:p>
            <text:p text:style-name="Standard" loext:marker-style-name="T11"><text:span text:style-name="T12">INSERT</text:span><text:span text:style-name="T11"> </text:span><text:span text:style-name="T12">INTO</text:span><text:span text:style-name="T11"> cnst_example </text:span><text:span text:style-name="T12">VALUES </text:span><text:span text:style-name="T13">(</text:span><text:span text:style-name="T11">1</text:span><text:span text:style-name="T13">,</text:span><text:span text:style-name="T14">'Joe Brown'</text:span><text:span text:style-name="T13">,</text:span><text:span text:style-name="T11">65000</text:span><text:span text:style-name="T13">)</text:span></text:p>
            <text:p text:style-name="Standard" loext:marker-style-name="T11"><text:span text:style-name="T12">INSERT</text:span><text:span text:style-name="T11"> </text:span><text:span text:style-name="T12">INTO</text:span><text:span text:style-name="T11"> cnst_example </text:span><text:span text:style-name="T12">VALUES </text:span><text:span text:style-name="T13">(</text:span><text:span text:style-name="T11">2</text:span><text:span text:style-name="T13">,</text:span><text:span text:style-name="T14">'Mary Smith'</text:span><text:span text:style-name="T13">,</text:span><text:span text:style-name="T11">75000</text:span><text:span text:style-name="T13">)</text:span></text:p>
            <text:p text:style-name="Standard" loext:marker-style-name="T11"><text:span text:style-name="T11"><text:s/></text:span><text:span text:style-name="T12">select</text:span><text:span text:style-name="T11"> </text:span><text:span text:style-name="T13">*</text:span><text:span text:style-name="T11"> </text:span><text:span text:style-name="T12">from</text:span><text:span text:style-name="T11"> <text:s/>cnst_example</text:span></text:p>
            <text:p text:style-name="Standard" loext:marker-style-name="T11"><text:span text:style-name="T23">-- Este Insert viola la constraint.</text:span><text:span text:style-name="T11"/></text:p>
            <text:p text:style-name="Standard" loext:marker-style-name="T11"><text:span text:style-name="T12">INSERT</text:span><text:span text:style-name="T11"> </text:span><text:span text:style-name="T12">INTO</text:span><text:span text:style-name="T11"> cnst_example </text:span><text:span text:style-name="T12">VALUES </text:span><text:span text:style-name="T13">(</text:span><text:span text:style-name="T11">3</text:span><text:span text:style-name="T13">,</text:span><text:span text:style-name="T14">'Pat Jones'</text:span><text:span text:style-name="T13">,</text:span><text:span text:style-name="T11">105000</text:span><text:span text:style-name="T13">)</text:span></text:p>
            <text:p text:style-name="Standard" loext:marker-style-name="T11"><text:span text:style-name="T11"><text:s text:c="2"/></text:span><text:span text:style-name="T11"/></text:p>
            <text:p text:style-name="Standard" loext:marker-style-name="T11"><text:span text:style-name="T23">-- Desactivamos la constraint y lo intentamos otra vez.</text:span><text:span text:style-name="T11"/></text:p>
            <text:p text:style-name="Standard" loext:marker-style-name="T11"><text:span text:style-name="T12">ALTER</text:span><text:span text:style-name="T11"> </text:span><text:span text:style-name="T12">TABLE</text:span><text:span text:style-name="T11"> cnst_example </text:span><text:span text:style-name="T12">NOCHECK</text:span><text:span text:style-name="T11"> </text:span><text:span text:style-name="T12">CONSTRAINT</text:span><text:span text:style-name="T11"> salary_cap</text:span></text:p>
            <text:p text:style-name="Standard" loext:marker-style-name="T11"><text:span text:style-name="T12">INSERT</text:span><text:span text:style-name="T11"> </text:span><text:span text:style-name="T12">INTO</text:span><text:span text:style-name="T11"> cnst_example </text:span><text:span text:style-name="T12">VALUES </text:span><text:span text:style-name="T13">(</text:span><text:span text:style-name="T11">3</text:span><text:span text:style-name="T13">,</text:span><text:span text:style-name="T14">'Pat Jones'</text:span><text:span text:style-name="T13">,</text:span><text:span text:style-name="T11">105000</text:span><text:span text:style-name="T13">)</text:span></text:p>
            <text:p text:style-name="Standard" loext:marker-style-name="T11"><text:span text:style-name="T11"><text:s text:c="2"/></text:span><text:span text:style-name="T11"/></text:p>
            <text:p text:style-name="Standard" loext:marker-style-name="T11"><text:span text:style-name="T23">-- Reactivamos la constraint e intentamos otro vez el Insert, fallara.</text:span><text:span text:style-name="T11"/></text:p>
            <text:p text:style-name="Standard" loext:marker-style-name="T11"><text:span text:style-name="T12">ALTER</text:span><text:span text:style-name="T11"> </text:span><text:span text:style-name="T12">TABLE</text:span><text:span text:style-name="T11"> cnst_example </text:span><text:span text:style-name="T12">CHECK</text:span><text:span text:style-name="T11"> </text:span><text:span text:style-name="T12">CONSTRAINT</text:span><text:span text:style-name="T11"> salary_cap</text:span></text:p>
            <text:p text:style-name="Standard" loext:marker-style-name="T11"><text:span text:style-name="T12">INSERT</text:span><text:span text:style-name="T11"> </text:span><text:span text:style-name="T12">INTO</text:span><text:span text:style-name="T11"> cnst_example </text:span><text:span text:style-name="T12">VALUES </text:span><text:span text:style-name="T13">(</text:span><text:span text:style-name="T11">4</text:span><text:span text:style-name="T13">,</text:span><text:span text:style-name="T14">'Eric James'</text:span><text:span text:style-name="T13">,</text:span><text:span text:style-name="T11">110000</text:span><text:span text:style-name="T13">)</text:span></text:p>
            <text:p text:style-name="P21" loext:marker-style-name="T11"/>
            <text:p text:style-name="Standard" loext:marker-style-name="T11"><text:span text:style-name="T12">drop</text:span><text:span text:style-name="T11"> </text:span><text:span text:style-name="T12">table</text:span><text:span text:style-name="T11"> cnst_example</text:span><text:span text:style-name="T13">;</text:span></text:p>
            <text:p text:style-name="P21" loext:marker-style-name="T11"/>
            <text:p text:style-name="P48" loext:marker-style-name="T11"><text:span text:style-name="T12">drop</text:span><text:span text:style-name="T11"> </text:span><text:span text:style-name="T12">database</text:span><text:span text:style-name="T11"> EJEMPLOSALTERDROP</text:span><text:span text:style-name="T13">;</text:span></text:p>
          </table:table-cell>
        </table:table-row>
      </table:table>
      <text:p text:style-name="P49"/>
      <text:p text:style-name="P50">Sentencia DROP - Eliminar</text:p>
      <text:p text:style-name="P51">La sentencia Drop se utiliza para eliminar un objeto de la base de datos, puede ser una vista, una columna o una tabla o directamente la base de datos.</text:p>
      <text:p text:style-name="P17">DROP DATABASE database_name;</text:p>
      <text:p text:style-name="P52"><text:span text:style-name="T25">DROP DATABASE [ IF EXISTS ] { database_name | database_snapshot_name } [ ,...n ] [;]</text:span><text:span text:style-name="T31"><text:line-break/> <text:s text:c="127"/></text:span></text:p>
      <text:p text:style-name="normal"><text:span text:style-name="T32">NOTA</text:span><text:span text:style-name="T8">: la base de datos no puede estar en uso, se cambiará USE master; para poder eliminar la base de datos.</text:span></text:p>
      <text:p text:style-name="P11"/>
      <table:table table:name="Tabla9" table:style-name="Tabla9">
        <table:table-column table:style-name="Tabla9.A"/>
        <table:table-row table:style-name="Tabla9.1">
          <table:table-cell table:style-name="Tabla9.A1" office:value-type="string">
            <text:p text:style-name="P27">USE Almacen; <text:s/></text:p>
            <text:p text:style-name="P27">DROP DATABASE Almacen; <text:s/></text:p>
            <text:p text:style-name="P27">-- devolverá un Error base de datos Almacen en uso.</text:p>
            <text:p text:style-name="P27"/>
            <text:p text:style-name="P27">USE master; <text:s/></text:p>
            <text:p text:style-name="P27">DROP DATABASE Almacen;</text:p>
          </table:table-cell>
        </table:table-row>
      </table:table>
      <text:p text:style-name="P53"/>
      <text:p text:style-name="P53"/>
      <text:p text:style-name="P54"><text:soft-page-break/>Eliminar una tabla:</text:p>
      <text:p text:style-name="P55">--<text:span text:style-name="T33">Sintaxis Simplificada</text:span></text:p>
      <text:p text:style-name="P55">DROP TABLE table_name [ ,...n ];</text:p>
      <text:p text:style-name="P55">--<text:span text:style-name="T33">Sintaxis Completa</text:span></text:p>
      <text:p text:style-name="P17">DROP TABLE [ IF EXISTS ] { database_name.schema_name.table_name | schema_name.table_name | table_name } [ ,...n ] <text:s/><text:line-break/>[ ; ] <text:s text:c="30"/></text:p>
      <text:p text:style-name="P54"/>
      <text:p text:style-name="P54">Ejemplos:</text:p>
      <text:p text:style-name="P11"/>
      <table:table table:name="Tabla10" table:style-name="Tabla10">
        <table:table-column table:style-name="Tabla10.A"/>
        <table:table-row table:style-name="Tabla10.1">
          <table:table-cell table:style-name="Tabla10.A1" office:value-type="string">
            <text:p text:style-name="P27">USE Almacen; <text:s/></text:p>
            <text:p text:style-name="P27">DROP <text:s/>TABLE Productos;</text:p>
            <text:p text:style-name="P27"/>
            <text:p text:style-name="P27">-- Para eliminar una columna de una tabla:</text:p>
            <text:p text:style-name="P27">USE Almacen; <text:s/></text:p>
            <text:p text:style-name="P27">ALTER TABLE Productos</text:p>
            <text:p text:style-name="P27"><text:s text:c="4"/>DROP COLUMN cantidad; <text:s/></text:p>
            <text:p text:style-name="P27"/>
          </table:table-cell>
        </table:table-row>
      </table:table>
      <text:p text:style-name="P11"/>
      <table:table table:name="Tabla11" table:style-name="Tabla11">
        <table:table-column table:style-name="Tabla11.A"/>
        <table:table-row table:style-name="Tabla11.1">
          <table:table-cell table:style-name="Tabla11.A1" office:value-type="string">
            <text:p text:style-name="P27">USE Almacen;</text:p>
            <text:p text:style-name="P27">DROP TABLE IF EXISTS Productos;</text:p>
            <text:p text:style-name="P27"><text:s text:c="34"/></text:p>
          </table:table-cell>
        </table:table-row>
      </table:table>
      <text:p text:style-name="P11"/>
      <text:p text:style-name="P51">DROP TABLE <text:span text:style-name="T33">E</text:span>limina <text:span text:style-name="T33">las </text:span>definiciones de tablas y todos los datos, quita índices, desencadenadores, restricciones y especificaciones de permisos de esas tablas. <text:s text:c="63"/></text:p>
      <text:p text:style-name="P56">No se puede utilizar DROP TABLE para quitar una tabla a la que hagareferencia una restricción FOREIGN KEY. Primero se debe quitar la restricción FOREIGN KEY a la tabla de referencia.</text:p>
      <text:p text:style-name="P51">Si la tabla de referencia y la tabla que tiene la clave principal se van a eliminar en una misma instrucción DROP TABLE, la tabla de referencia debe aparecer primero.</text:p>
      <text:p text:style-name="P51">Las vistas o procedimientos almacenados que hagan referencia a la tabla quitada se deben quitar explícitamente con DROP VIEW o DROP PROCEDURE.</text:p>
      <text:p text:style-name="P41">Ver más información sobre la sentencia DROP, manual de T-SQL:</text:p>
      <text:p text:style-name="normal"><text:a xlink:type="simple" xlink:href="https://docs.microsoft.com/es-es/sql/t-sql/statements/drop-table-transact-sql?view=sql-server-ver15" text:style-name="Standard" text:visited-style-name="Standard"><text:span text:style-name="T26">https://docs.microsoft.com/es-es/sql/t-sql/statements/drop-table-transact-sql?view=sql-server-ver15</text:span></text:a><text:span text:style-name="T27"> <text:line-break/></text:span></text:p>
      <text:p text:style-name="P57"/>
      <text:p text:style-name="P58"/>
      <text:p text:style-name="P58"/>
      <text:p text:style-name="P58"><text:soft-page-break/></text:p>
      <text:p text:style-name="P58">Sentencia TRUNCATE </text:p>
      <text:p text:style-name="P59"/>
      <text:p text:style-name="P59">Quita todas las filas de una tabla <text:s/>de una tabla, sin registrar las eliminaciones individuales de filas. <text:s text:c="59"/></text:p>
      <text:p text:style-name="P60"><text:span text:style-name="T25"><text:tab/><text:tab/><text:tab/>TRUNCATE TABLE table_name;</text:span><text:span text:style-name="T27"> </text:span></text:p>
      <text:p text:style-name="P59"/>
      <text:p text:style-name="normal"><text:span text:style-name="T34">TRUNCATE TABLE es similar a la instrucción DELETE sin una cláusula WHERE; no obstante, TRUNCATE TABLE es más rápida y utiliza menos recursos de registros de transacciones y de sistema.</text:span><text:span text:style-name="T8"> </text:span></text:p>
      <text:p text:style-name="P11"><text:s text:c="2"/></text:p>
      <text:p text:style-name="normal"><text:span text:style-name="T8"><text:s/></text:span><text:span text:style-name="T35">No se puede usar TRUNCATE TABLE en los siguientes casos:</text:span></text:p>
      <text:list text:style-name="WWNum1">
        <text:list-item>
          <text:p text:style-name="P61">Tablas a las que se hace referencia mediante una restricción FOREIGN KEY. (Puede truncar una tabla que tenga una clave externa que haga referencia a sí misma).</text:p>
        </text:list-item>
        <text:list-item>
          <text:p text:style-name="P61">Tablas que participan en una vista indizada.</text:p>
        </text:list-item>
        <text:list-item>
          <text:p text:style-name="P61">Tablas que se publican mediante replicación transaccional o replicación de mezcla. </text:p>
        </text:list-item>
        <text:list-item>
          <text:p text:style-name="P61">Tablas temporales con versiones del sistema.</text:p>
          <text:p text:style-name="P61"/>
        </text:list-item>
      </text:list>
      <text:p text:style-name="P62">En el caso de las tablas con una o más de estas características, utilice la instrucción DELETE.</text:p>
      <text:p text:style-name="P11">TRUNCATE es una instrucción DDL porque es como si hiciese un Drop de la tabla y después un Create de la misma tabla.</text:p>
      <text:p text:style-name="P11"/>
      <text:p text:style-name="P11"><text:s/></text:p>
      <text:p text:style-name="P41">Ver más información sobre la sentencia TRUNCATE, manual de T-SQL:</text:p>
      <text:p text:style-name="normal"><text:a xlink:type="simple" xlink:href="https://docs.microsoft.com/es-es/sql/t-sql/statements/truncate-table-transact-sql?view=sql-server-ver15" text:style-name="Standard" text:visited-style-name="Standard"><text:span text:style-name="T26">https://docs.microsoft.com/es-es/sql/t-sql/statements/truncate-table-transact-sql?view=sql-server-ver15</text:span></text:a><text:span text:style-name="T27"> <text:s/><text:line-break/></text:span></text:p>
      <text:p text:style-name="P57"><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pitch="variable"/>
    <style:font-face style:name="Consolas1" svg:font-family="Consolas" style:font-family-generic="roman" style:font-pitch="variable"/>
    <style:font-face style:name="Consolas2" svg:font-family="Consolas" style:font-family-generic="system"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Courier New'" style:font-family-generic="modern"/>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false" style:font-name-asian="NSimSun1" style:font-size-asian="12pt" style:language-asian="zh" style:country-asian="CN" style:font-name-complex="Arial3"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NSimSun1" style:font-size-asian="12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default-outline-level="">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exl" style:family="paragraph" style:parent-style-name="Standard">
      <style:paragraph-properties fo:margin-top="0.494cm" fo:margin-bottom="0.494cm" style:contextual-spacing="false"/>
      <style:text-properties fo:color="#000000" loext:opacity="100%"/>
    </style:style>
    <style:style style:name="ex" style:family="paragraph" style:parent-style-name="Standard">
      <style:paragraph-properties fo:margin-top="0.494cm" fo:margin-bottom="0.494cm" style:contextual-spacing="false"/>
      <style:text-properties fo:color="#000000" loext:opacity="100%"/>
    </style:style>
    <style:style style:name="Normal_20__28_Web_29_" style:display-name="Normal (Web)" style:family="paragraph" style:parent-style-name="Standard">
      <style:paragraph-properties fo:margin-top="0.494cm" fo:margin-bottom="0.494cm" style:contextual-spacing="false"/>
      <style:text-properties fo:color="#000000" loext:opacity="100%"/>
    </style:style>
    <style:style style:name="Index_20_Heading" style:display-name="Index Heading" style:family="paragraph" style:parent-style-name="Standard" style:next-style-name="Index_20_1" style:class="index">
      <style:paragraph-properties fo:margin-top="0.212cm" fo:margin-bottom="0cm" style:contextual-spacing="false" fo:text-align="justify" style:justify-single-word="false"/>
      <style:text-properties fo:font-size="11pt" style:font-size-asian="11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Sangría_20_3_20_de_20_t._20_independiente" style:display-name="Sangría 3 de t. independiente" style:family="paragraph" style:parent-style-name="Standard">
      <style:paragraph-properties fo:margin-left="0cm" fo:margin-right="0cm" fo:margin-top="0.212cm" fo:margin-bottom="0cm" style:contextual-spacing="false" fo:text-align="justify" style:justify-single-word="false" fo:text-indent="0.635cm" style:auto-text-indent="false"/>
      <style:text-properties fo:font-size="11pt" style:rfc-language-tag="es-ES-u-co-trad" fo:language="es" fo:country="ES" style:font-size-asian="11pt" style:font-size-complex="10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uente_20_de_20_párrafo_20_predeter."/>
    <style:style style:name="Código_20_HTML" style:display-name="Código HTML" style:family="text" style:parent-style-name="Fuente_20_de_20_párrafo_20_predeter.">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uente_20_de_20_párrafo_20_predeter." style:display-name="Fuente de párrafo predeter."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1pt"/>
    </style:style>
    <style:style style:name="WW8Num4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199cm" fo:text-indent="-0.699cm" fo:margin-left="1.1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199cm" fo:text-indent="-0.699cm" fo:margin-left="1.1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199cm" fo:text-indent="-0.699cm" fo:margin-left="1.1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0T19:55:02.761000000</dc:date>
    <meta:editing-duration>PT4H17M2S</meta:editing-duration>
    <meta:editing-cycles>26</meta:editing-cycles>
    <meta:generator>LibreOffice/24.8.4.2$Windows_X86_64 LibreOffice_project/bb3cfa12c7b1bf994ecc5649a80400d06cd71002</meta:generator>
    <meta:document-statistic meta:table-count="10" meta:image-count="0" meta:object-count="0" meta:page-count="11" meta:paragraph-count="336" meta:word-count="2394" meta:character-count="16816" meta:non-whitespace-character-count="13213"/>
  </office:meta>
</office:document-meta>
</file>